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ekflare" svg:font-family="Geekflare, sans-serif"/>
    <style:font-face style:name="Lato" svg:font-family="Lato, sans-serif"/>
    <style:font-face style:name="Menlo" svg:font-family="Menlo, Monaco, 'Courier New', Courier, monospace"/>
    <style:font-face style:name="Tahoma" svg:font-family="Tahoma, Arial, Verdana, sans-serif"/>
    <style:font-face style:name="andale mono" svg:font-family="'andale mono', 'lucida console', monospace"/>
    <style:font-face style:name="arial" svg:font-family="arial, sans-serif"/>
    <style:font-face style:name="charter" svg:font-family="charter, Georgia, Cambria, 'Times New Roman', Times, serif"/>
    <style:font-face style:name="fell" svg:font-family="fell, Georgia, Cambria, 'Times New Roman', Times, serif"/>
    <style:font-face style:name="inherit" svg:font-family="inherit"/>
    <style:font-face style:name="museo-sans" svg:font-family="museo-sans, 'Helvetica Neue', Helvetica, Arial, sans-serif, sans-serif"/>
    <style:font-face style:name="system-ui" svg:font-family="system-ui, apple-system, BlinkMacSystemFont, 'Segoe UI', Roboto, Oxygen, Ubuntu, Cantarell, 'Helvetica Neue', Arial, Helvetic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09b5"/>
    </style:style>
    <style:style style:name="P2" style:family="paragraph" style:parent-style-name="Standard">
      <style:text-properties officeooo:paragraph-rsid="001fa055"/>
    </style:style>
    <style:style style:name="P3" style:family="paragraph" style:parent-style-name="Standard">
      <style:text-properties fo:color="#111111" loext:opacity="100%" style:font-name="Arial" fo:font-size="14pt" officeooo:paragraph-rsid="000eff3b" style:font-size-asian="14pt" style:font-size-complex="14pt"/>
    </style:style>
    <style:style style:name="P4" style:family="paragraph" style:parent-style-name="Standard">
      <style:text-properties fo:color="#111111" loext:opacity="100%" style:font-name="Arial" fo:font-size="15pt" officeooo:rsid="000c120c" officeooo:paragraph-rsid="000c120c" style:font-size-asian="15pt" style:font-size-complex="15pt"/>
    </style:style>
    <style:style style:name="P5" style:family="paragraph" style:parent-style-name="Standard">
      <style:text-properties fo:color="#111111" loext:opacity="100%" style:font-name="Arial" fo:font-size="15pt" officeooo:rsid="001a09b5" officeooo:paragraph-rsid="001a09b5" style:font-size-asian="15pt" style:font-size-complex="15pt"/>
    </style:style>
    <style:style style:name="P6" style:family="paragraph" style:parent-style-name="Standard">
      <style:text-properties fo:color="#111111" loext:opacity="100%" style:font-name="Arial" fo:font-size="15pt" officeooo:rsid="00111c62" officeooo:paragraph-rsid="00111c62" style:font-size-asian="15pt" style:font-size-complex="15pt"/>
    </style:style>
    <style:style style:name="P7" style:family="paragraph" style:parent-style-name="Standard">
      <style:text-properties fo:color="#111111" loext:opacity="100%" style:font-name="Arial" fo:font-size="15pt" officeooo:paragraph-rsid="00134b18" style:font-size-asian="15pt" style:font-size-complex="15pt"/>
    </style:style>
    <style:style style:name="P8" style:family="paragraph" style:parent-style-name="Standard">
      <style:text-properties fo:color="#111111" loext:opacity="100%" style:font-name="Arial" fo:font-size="15pt" officeooo:paragraph-rsid="000eff3b" style:font-size-asian="15pt" style:font-size-complex="15pt"/>
    </style:style>
    <style:style style:name="P9" style:family="paragraph" style:parent-style-name="Standard">
      <style:text-properties fo:color="#111111" loext:opacity="100%" style:font-name="Arial" fo:font-size="15pt" officeooo:paragraph-rsid="00429fc8" style:font-size-asian="15pt" style:font-size-complex="15pt"/>
    </style:style>
    <style:style style:name="P10" style:family="paragraph" style:parent-style-name="Standard">
      <style:text-properties fo:color="#111111" loext:opacity="100%" style:font-name="Arial" fo:font-size="15pt" officeooo:paragraph-rsid="000c120c" style:font-size-asian="15pt" style:font-size-complex="15pt"/>
    </style:style>
    <style:style style:name="P11" style:family="paragraph" style:parent-style-name="Standard">
      <style:text-properties fo:color="#111111" loext:opacity="100%" style:font-name="Arial" fo:font-size="15pt" officeooo:paragraph-rsid="000d23cf" style:font-size-asian="15pt" style:font-size-complex="15pt"/>
    </style:style>
    <style:style style:name="P12" style:family="paragraph" style:parent-style-name="Standard">
      <style:text-properties fo:color="#111111" loext:opacity="100%" style:font-name="Arial" fo:font-size="15pt" fo:font-weight="bold" officeooo:rsid="00111c62" officeooo:paragraph-rsid="00111c62" style:font-size-asian="15pt" style:font-weight-asian="bold" style:font-size-complex="15pt" style:font-weight-complex="bold"/>
    </style:style>
    <style:style style:name="P13" style:family="paragraph" style:parent-style-name="Standard">
      <style:text-properties fo:color="#111111" loext:opacity="100%" officeooo:paragraph-rsid="000eff3b"/>
    </style:style>
    <style:style style:name="P14" style:family="paragraph" style:parent-style-name="Standard">
      <style:text-properties officeooo:paragraph-rsid="00190146"/>
    </style:style>
    <style:style style:name="P15" style:family="paragraph" style:parent-style-name="Standard">
      <style:text-properties officeooo:paragraph-rsid="002cd77b"/>
    </style:style>
    <style:style style:name="P16" style:family="paragraph" style:parent-style-name="Standard">
      <style:text-properties officeooo:paragraph-rsid="00304504"/>
    </style:style>
    <style:style style:name="P17" style:family="paragraph" style:parent-style-name="Standard">
      <style:text-properties officeooo:paragraph-rsid="0032dc89"/>
    </style:style>
    <style:style style:name="P18" style:family="paragraph" style:parent-style-name="Standard">
      <style:text-properties fo:font-variant="normal" fo:text-transform="none" fo:color="#292929" loext:opacity="100%" style:font-name="Arial" fo:font-size="13pt" fo:letter-spacing="normal" officeooo:paragraph-rsid="000eff3b" style:font-size-asian="13pt" style:font-size-complex="13pt"/>
    </style:style>
    <style:style style:name="P19" style:family="paragraph" style:parent-style-name="Standard">
      <style:text-properties fo:font-variant="normal" fo:text-transform="none" fo:color="#292929" loext:opacity="100%" style:font-name="Arial" fo:font-size="15pt" fo:letter-spacing="normal" fo:font-style="normal" fo:font-weight="normal" officeooo:rsid="000c120c" officeooo:paragraph-rsid="000c120c" style:font-size-asian="15pt" style:font-size-complex="15pt"/>
    </style:style>
    <style:style style:name="P20" style:family="paragraph" style:parent-style-name="Standard">
      <style:text-properties fo:font-variant="normal" fo:text-transform="none" fo:color="#292929" loext:opacity="100%" style:font-name="Arial" fo:font-size="15pt" fo:letter-spacing="normal" fo:font-style="normal" fo:font-weight="normal" officeooo:paragraph-rsid="00190146" style:font-size-asian="15pt" style:font-size-complex="15pt"/>
    </style:style>
    <style:style style:name="P21" style:family="paragraph" style:parent-style-name="Standard">
      <style:text-properties fo:font-variant="normal" fo:text-transform="none" fo:color="#292929" loext:opacity="100%" style:font-name="Arial" fo:font-size="15pt" fo:letter-spacing="normal" fo:font-style="normal" fo:font-weight="normal" officeooo:rsid="002d9d98" officeooo:paragraph-rsid="002d9d98" style:font-size-asian="15pt" style:font-size-complex="15pt"/>
    </style:style>
    <style:style style:name="P22" style:family="paragraph" style:parent-style-name="Standard">
      <style:text-properties fo:font-variant="normal" fo:text-transform="none" fo:color="#292929" loext:opacity="100%" style:font-name="Arial" fo:font-size="15pt" fo:letter-spacing="normal" fo:font-style="normal" fo:font-weight="normal" officeooo:paragraph-rsid="002d9d98" style:font-size-asian="15pt" style:font-size-complex="15pt"/>
    </style:style>
    <style:style style:name="P23" style:family="paragraph" style:parent-style-name="Standard">
      <style:text-properties fo:font-variant="normal" fo:text-transform="none" fo:color="#292929" loext:opacity="100%" style:font-name="Arial" fo:font-size="15pt" fo:letter-spacing="normal" fo:font-style="normal" fo:font-weight="normal" officeooo:paragraph-rsid="00134b18" style:font-size-asian="15pt" style:font-size-complex="15pt"/>
    </style:style>
    <style:style style:name="P24" style:family="paragraph" style:parent-style-name="Standard">
      <style:text-properties fo:font-variant="normal" fo:text-transform="none" fo:color="#292929" loext:opacity="100%" style:font-name="Arial" fo:font-size="15pt" fo:letter-spacing="normal" fo:font-style="normal" fo:font-weight="normal" officeooo:paragraph-rsid="000eff3b" style:font-size-asian="15pt" style:font-size-complex="15pt"/>
    </style:style>
    <style:style style:name="P25" style:family="paragraph" style:parent-style-name="Standard">
      <style:text-properties fo:font-variant="normal" fo:text-transform="none" fo:color="#292929" loext:opacity="100%" style:font-name="Arial" fo:font-size="15pt" fo:letter-spacing="normal" fo:font-style="normal" fo:font-weight="normal" officeooo:paragraph-rsid="00328b36" style:font-size-asian="15pt" style:font-size-complex="15pt"/>
    </style:style>
    <style:style style:name="P26" style:family="paragraph" style:parent-style-name="Standard">
      <style:text-properties fo:font-variant="normal" fo:text-transform="none" fo:color="#292929" loext:opacity="100%" style:font-name="Arial" fo:font-size="15pt" fo:letter-spacing="normal" fo:font-style="normal" fo:font-weight="normal" officeooo:rsid="0055e12b" officeooo:paragraph-rsid="0055e12b" style:font-size-asian="15pt" style:font-size-complex="15pt"/>
    </style:style>
    <style:style style:name="P27" style:family="paragraph" style:parent-style-name="Standard">
      <style:text-properties fo:font-variant="normal" fo:text-transform="none" fo:color="#292929" loext:opacity="100%" style:font-name="Arial" fo:font-size="15pt" fo:letter-spacing="normal" fo:font-style="normal" fo:font-weight="normal" officeooo:paragraph-rsid="004c6187" style:font-size-asian="15pt" style:font-size-complex="15pt"/>
    </style:style>
    <style:style style:name="P28" style:family="paragraph" style:parent-style-name="Standard">
      <style:text-properties fo:font-variant="normal" fo:text-transform="none" fo:color="#292929" loext:opacity="100%" style:font-name="Arial" fo:font-size="15pt" fo:letter-spacing="normal" officeooo:paragraph-rsid="000eff3b" style:font-size-asian="15pt" style:font-size-complex="15pt"/>
    </style:style>
    <style:style style:name="P29" style:family="paragraph" style:parent-style-name="Standard">
      <style:text-properties fo:font-variant="normal" fo:text-transform="none" fo:color="#292929" loext:opacity="100%" style:font-name="Arial" fo:font-size="15pt" fo:font-style="normal" fo:font-weight="normal" officeooo:paragraph-rsid="0055e12b" style:font-size-asian="15pt" style:font-size-complex="15pt"/>
    </style:style>
    <style:style style:name="P30" style:family="paragraph" style:parent-style-name="Standard">
      <style:text-properties fo:font-variant="normal" fo:text-transform="none" fo:color="#292929" loext:opacity="100%" style:font-name="charter" fo:font-size="15pt" fo:letter-spacing="normal" fo:font-style="normal" fo:font-weight="normal" officeooo:paragraph-rsid="00134b18" style:font-size-asian="15pt" style:font-size-complex="15pt"/>
    </style:style>
    <style:style style:name="P31" style:family="paragraph" style:parent-style-name="Standard">
      <style:text-properties fo:font-variant="normal" fo:text-transform="none" fo:color="#292929" loext:opacity="100%" style:font-name="charter" fo:font-size="15pt" fo:letter-spacing="normal" fo:font-style="normal" fo:font-weight="normal" officeooo:paragraph-rsid="005279e8" style:font-size-asian="15pt" style:font-size-complex="15pt"/>
    </style:style>
    <style:style style:name="P32" style:family="paragraph" style:parent-style-name="Standard">
      <style:text-properties fo:font-variant="normal" fo:text-transform="none" fo:color="#292929" loext:opacity="100%" style:font-name="charter" fo:font-size="15pt" fo:letter-spacing="normal" fo:font-style="normal" fo:font-weight="normal" officeooo:paragraph-rsid="000eff3b" style:font-size-asian="15pt" style:font-size-complex="15pt"/>
    </style:style>
    <style:style style:name="P33" style:family="paragraph" style:parent-style-name="Standard">
      <style:text-properties fo:font-variant="normal" fo:text-transform="none" fo:color="#0a0a23" loext:opacity="100%" style:font-name="Arial" fo:font-size="13pt" fo:letter-spacing="normal" fo:font-style="normal" fo:font-weight="normal" officeooo:paragraph-rsid="000eff3b" style:font-size-asian="13pt" style:font-size-complex="13pt"/>
    </style:style>
    <style:style style:name="P34" style:family="paragraph" style:parent-style-name="Standard">
      <style:text-properties fo:font-variant="normal" fo:text-transform="none" fo:color="#0a0a23" loext:opacity="100%" style:font-name="Arial" fo:font-size="15pt" fo:letter-spacing="normal" fo:font-style="normal" fo:font-weight="normal" officeooo:rsid="000c120c" officeooo:paragraph-rsid="000c120c" style:font-size-asian="15pt" style:font-size-complex="15pt"/>
    </style:style>
    <style:style style:name="P35" style:family="paragraph" style:parent-style-name="Standard">
      <style:text-properties fo:font-variant="normal" fo:text-transform="none" fo:color="#0a0a23" loext:opacity="100%" style:font-name="Arial" fo:font-size="15pt" fo:letter-spacing="normal" fo:font-style="normal" fo:font-weight="normal" officeooo:paragraph-rsid="000eff3b" style:font-size-asian="15pt" style:font-size-complex="15pt"/>
    </style:style>
    <style:style style:name="P36" style:family="paragraph" style:parent-style-name="Standard">
      <style:text-properties fo:font-variant="normal" fo:text-transform="none" fo:color="#0a0a23" loext:opacity="100%" style:font-name="Arial" fo:font-size="15pt" fo:letter-spacing="normal" fo:font-style="normal" fo:font-weight="normal" officeooo:paragraph-rsid="001b818a" style:font-size-asian="15pt" style:font-size-complex="15pt"/>
    </style:style>
    <style:style style:name="P37" style:family="paragraph" style:parent-style-name="Standard">
      <style:text-properties fo:font-variant="normal" fo:text-transform="none" fo:color="#0a0a23" loext:opacity="100%" style:font-name="Lato" fo:font-size="15pt" fo:letter-spacing="normal" fo:font-style="normal" fo:font-weight="normal" officeooo:paragraph-rsid="000eff3b" style:font-size-asian="15pt" style:font-size-complex="15pt"/>
    </style:style>
    <style:style style:name="P38" style:family="paragraph" style:parent-style-name="Standard">
      <style:text-properties fo:font-variant="normal" fo:text-transform="none" fo:color="#333333" loext:opacity="100%" style:font-name="Arial" fo:font-size="15pt" fo:letter-spacing="normal" fo:font-style="normal" fo:font-weight="normal" officeooo:paragraph-rsid="00304504" style:font-size-asian="15pt" style:font-size-complex="15pt"/>
    </style:style>
    <style:style style:name="P39" style:family="paragraph" style:parent-style-name="Standard">
      <style:text-properties fo:font-variant="normal" fo:text-transform="none" fo:color="#333333" loext:opacity="100%" style:font-name="Arial" fo:font-size="15pt" fo:letter-spacing="normal" fo:font-style="normal" fo:font-weight="normal" officeooo:rsid="00304504" officeooo:paragraph-rsid="00304504" style:font-size-asian="15pt" style:font-size-complex="15pt"/>
    </style:style>
    <style:style style:name="P40" style:family="paragraph" style:parent-style-name="Standard">
      <style:text-properties fo:font-variant="normal" fo:text-transform="none" fo:color="#333333" loext:opacity="100%" style:font-name="Arial" fo:font-size="15pt" fo:letter-spacing="normal" fo:font-style="normal" fo:font-weight="normal" officeooo:paragraph-rsid="001a09b5" style:font-size-asian="15pt" style:font-size-complex="15pt"/>
    </style:style>
    <style:style style:name="P41" style:family="paragraph" style:parent-style-name="Standard">
      <style:text-properties fo:font-variant="normal" fo:text-transform="none" fo:color="#202124" loext:opacity="100%" style:font-name="Arial" fo:font-size="15pt" fo:letter-spacing="normal" fo:font-style="normal" fo:font-weight="normal" officeooo:paragraph-rsid="001fa055" style:font-size-asian="15pt" style:font-size-complex="15pt"/>
    </style:style>
    <style:style style:name="P42" style:family="paragraph" style:parent-style-name="Standard">
      <style:text-properties fo:font-variant="normal" fo:text-transform="none" fo:color="#202124" loext:opacity="100%" style:font-name="Arial" fo:font-size="15pt" fo:letter-spacing="normal" fo:font-style="normal" fo:font-weight="normal" officeooo:rsid="001fa055" officeooo:paragraph-rsid="001fa055" style:font-size-asian="15pt" style:font-size-complex="15pt"/>
    </style:style>
    <style:style style:name="P43" style:family="paragraph" style:parent-style-name="Standard">
      <style:text-properties fo:font-variant="normal" fo:text-transform="none" fo:color="#111111" loext:opacity="100%" style:font-name="Arial" fo:font-size="15pt" fo:letter-spacing="normal" fo:font-style="normal" fo:font-weight="normal" officeooo:paragraph-rsid="0033188e" style:font-size-asian="15pt" style:font-size-complex="15pt"/>
    </style:style>
    <style:style style:name="P44" style:family="paragraph" style:parent-style-name="Standard">
      <style:text-properties fo:font-variant="normal" fo:text-transform="none" fo:color="#111111" loext:opacity="100%" style:font-name="Arial" fo:font-size="15pt" fo:letter-spacing="normal" fo:font-style="normal" fo:font-weight="normal" officeooo:paragraph-rsid="000eff3b" style:font-size-asian="15pt" style:font-size-complex="15pt"/>
    </style:style>
    <style:style style:name="P45" style:family="paragraph" style:parent-style-name="Standard">
      <style:text-properties fo:font-variant="normal" fo:text-transform="none" fo:color="#111111" loext:opacity="100%" style:font-name="Arial" fo:font-size="15pt" fo:letter-spacing="normal" fo:font-style="normal" fo:font-weight="normal" officeooo:paragraph-rsid="000c120c" style:font-size-asian="15pt" style:font-size-complex="15pt"/>
    </style:style>
    <style:style style:name="P46" style:family="paragraph" style:parent-style-name="Standard">
      <style:text-properties fo:font-variant="normal" fo:text-transform="none" fo:color="#111111" loext:opacity="100%" style:font-name="Arial" fo:font-size="15pt" fo:letter-spacing="normal" fo:font-style="normal" fo:font-weight="normal" officeooo:rsid="000d23cf" officeooo:paragraph-rsid="000d23cf" style:font-size-asian="15pt" style:font-size-complex="15pt"/>
    </style:style>
    <style:style style:name="P47" style:family="paragraph" style:parent-style-name="Standard">
      <style:text-properties fo:font-variant="normal" fo:text-transform="none" fo:color="#111111" loext:opacity="100%" style:font-name="Arial" fo:font-size="15pt" fo:letter-spacing="normal" fo:font-style="normal" fo:font-weight="bold" officeooo:rsid="00111c62" officeooo:paragraph-rsid="00111c62" style:font-size-asian="15pt" style:font-weight-asian="bold" style:font-size-complex="15pt" style:font-weight-complex="bold"/>
    </style:style>
    <style:style style:name="P48" style:family="paragraph" style:parent-style-name="Standard">
      <style:text-properties fo:font-variant="normal" fo:text-transform="none" fo:color="#374151" loext:opacity="100%" style:font-name="Arial" fo:font-size="15pt" fo:letter-spacing="normal" fo:font-style="normal" fo:font-weight="normal" officeooo:rsid="000c120c" officeooo:paragraph-rsid="000c120c" style:font-size-asian="15pt" style:font-size-complex="15pt"/>
    </style:style>
    <style:style style:name="P49" style:family="paragraph" style:parent-style-name="Standard">
      <style:text-properties fo:font-variant="normal" fo:text-transform="none" fo:color="#000000" loext:opacity="100%" style:font-name="Arial" fo:font-size="15pt" fo:letter-spacing="normal" fo:font-style="normal" fo:font-weight="normal" officeooo:rsid="000c120c" officeooo:paragraph-rsid="000c120c" style:font-size-asian="15pt" style:font-size-complex="15pt"/>
    </style:style>
    <style:style style:name="P50" style:family="paragraph" style:parent-style-name="Standard">
      <style:text-properties fo:font-variant="normal" fo:text-transform="none" fo:color="#000000" loext:opacity="100%" style:font-name="Arial" fo:font-size="15pt" fo:letter-spacing="normal" fo:font-style="normal" fo:font-weight="normal" officeooo:paragraph-rsid="001b818a" style:font-size-asian="15pt" style:font-size-complex="15pt"/>
    </style:style>
    <style:style style:name="P51" style:family="paragraph" style:parent-style-name="Standard">
      <style:text-properties fo:font-variant="normal" fo:text-transform="none" fo:color="#1b1b1b" loext:opacity="100%" style:font-name="Arial" fo:font-size="15pt" fo:letter-spacing="normal" fo:font-style="normal" fo:font-weight="normal" officeooo:paragraph-rsid="00190146" style:font-size-asian="15pt" style:font-size-complex="15pt"/>
    </style:style>
    <style:style style:name="P52" style:family="paragraph" style:parent-style-name="Standard">
      <style:text-properties officeooo:paragraph-rsid="003fe9e3"/>
    </style:style>
    <style:style style:name="P53" style:family="paragraph" style:parent-style-name="Standard">
      <style:text-properties officeooo:paragraph-rsid="0033188e"/>
    </style:style>
    <style:style style:name="P54" style:family="paragraph" style:parent-style-name="Standard">
      <style:text-properties officeooo:paragraph-rsid="00654eee"/>
    </style:style>
    <style:style style:name="P55" style:family="paragraph" style:parent-style-name="Standard">
      <style:text-properties officeooo:paragraph-rsid="0067fb0b"/>
    </style:style>
    <style:style style:name="P56" style:family="paragraph" style:parent-style-name="Standard">
      <style:text-properties officeooo:paragraph-rsid="0069c5d6"/>
    </style:style>
    <style:style style:name="P57" style:family="paragraph" style:parent-style-name="Standard">
      <style:text-properties style:font-name="Arial" fo:font-size="15pt" officeooo:paragraph-rsid="00304504" style:font-size-asian="15pt" style:font-size-complex="15pt"/>
    </style:style>
    <style:style style:name="P58" style:family="paragraph" style:parent-style-name="Standard">
      <style:text-properties style:font-name="Arial" fo:font-size="15pt" officeooo:paragraph-rsid="001fa055" style:font-size-asian="15pt" style:font-size-complex="15pt"/>
    </style:style>
    <style:style style:name="P59" style:family="paragraph" style:parent-style-name="Standard">
      <style:text-properties style:font-name="Arial" fo:font-size="15pt" officeooo:paragraph-rsid="002d9d98" style:font-size-asian="15pt" style:font-size-complex="15pt"/>
    </style:style>
    <style:style style:name="P60" style:family="paragraph" style:parent-style-name="Standard">
      <style:text-properties style:font-name="Arial" fo:font-size="15pt" officeooo:paragraph-rsid="003edef1" style:font-size-asian="15pt" style:font-size-complex="15pt"/>
    </style:style>
    <style:style style:name="P61" style:family="paragraph" style:parent-style-name="Standard">
      <style:text-properties style:font-name="Arial" fo:font-size="15pt" officeooo:paragraph-rsid="006af4c9" style:font-size-asian="15pt" style:font-size-complex="15pt"/>
    </style:style>
    <style:style style:name="P62" style:family="paragraph" style:parent-style-name="Standard">
      <style:text-properties fo:font-size="15pt" officeooo:paragraph-rsid="003fe9e3" style:font-size-asian="15pt" style:font-size-complex="15pt"/>
    </style:style>
    <style:style style:name="P63" style:family="paragraph" style:parent-style-name="Standard">
      <style:text-properties fo:font-size="15pt" officeooo:paragraph-rsid="006ddbdd" style:font-size-asian="15pt" style:font-size-complex="15pt"/>
    </style:style>
    <style:style style:name="P64" style:family="paragraph" style:parent-style-name="Standard">
      <style:text-properties fo:color="#3e3f39" loext:opacity="100%" style:font-name="Arial" fo:font-size="15pt" fo:letter-spacing="normal" fo:font-style="italic" fo:font-weight="normal" officeooo:paragraph-rsid="003fe9e3" style:font-size-asian="15pt" style:font-size-complex="15pt"/>
    </style:style>
    <style:style style:name="P65" style:family="paragraph" style:parent-style-name="Text_20_body">
      <style:text-properties fo:font-variant="normal" fo:text-transform="none" fo:color="#0a0a23" loext:opacity="100%" style:font-name="Arial" fo:font-size="13pt" fo:letter-spacing="normal" fo:font-style="normal" fo:font-weight="normal" officeooo:paragraph-rsid="003ea0d6" style:font-size-asian="13pt" style:font-size-complex="13pt"/>
    </style:style>
    <style:style style:name="P66" style:family="paragraph" style:parent-style-name="Text_20_body">
      <style:text-properties fo:font-variant="normal" fo:text-transform="none" fo:color="#0a0a23" loext:opacity="100%" style:font-name="Arial" fo:font-size="16.5pt" fo:letter-spacing="normal" fo:font-style="normal" fo:font-weight="normal" officeooo:paragraph-rsid="001b818a"/>
    </style:style>
    <style:style style:name="P67" style:family="paragraph" style:parent-style-name="Text_20_body">
      <style:text-properties fo:font-variant="normal" fo:text-transform="none" fo:color="#0a0a23" loext:opacity="100%" style:font-name="Arial" fo:font-size="15pt" fo:letter-spacing="normal" fo:font-style="normal" fo:font-weight="normal" style:font-size-asian="15pt" style:font-size-complex="15pt"/>
    </style:style>
    <style:style style:name="P68" style:family="paragraph" style:parent-style-name="Text_20_body">
      <style:text-properties fo:font-variant="normal" fo:text-transform="none" fo:color="#0a0a23" loext:opacity="100%" style:font-name="Arial" fo:font-size="15pt" fo:letter-spacing="normal" fo:font-style="normal" fo:font-weight="normal" officeooo:rsid="000c120c" officeooo:paragraph-rsid="000c120c" style:font-size-asian="15pt" style:font-size-complex="15pt"/>
    </style:style>
    <style:style style:name="P69" style:family="paragraph" style:parent-style-name="Text_20_body">
      <style:text-properties fo:font-variant="normal" fo:text-transform="none" fo:color="#0a0a23" loext:opacity="100%" style:font-name="Arial" fo:font-size="15pt" fo:letter-spacing="normal" fo:font-style="normal" fo:font-weight="normal" officeooo:paragraph-rsid="003ea0d6" style:font-size-asian="15pt" style:font-size-complex="15pt"/>
    </style:style>
    <style:style style:name="P70" style:family="paragraph" style:parent-style-name="Text_20_body">
      <style:text-properties fo:font-variant="normal" fo:text-transform="none" fo:color="#0a0a23" loext:opacity="100%" style:font-name="Arial" fo:font-size="15pt" fo:letter-spacing="normal" fo:font-style="normal" fo:font-weight="normal" officeooo:paragraph-rsid="004003c6" style:font-size-asian="15pt" style:font-size-complex="15pt"/>
    </style:style>
    <style:style style:name="P71" style:family="paragraph" style:parent-style-name="Text_20_body">
      <style:text-properties fo:font-variant="normal" fo:text-transform="none" fo:color="#0a0a23" loext:opacity="100%" style:font-name="Arial" fo:font-size="15pt" fo:letter-spacing="normal" fo:font-style="normal" fo:font-weight="normal" officeooo:paragraph-rsid="00134b18" style:font-size-asian="15pt" style:font-size-complex="15pt"/>
    </style:style>
    <style:style style:name="P72" style:family="paragraph" style:parent-style-name="Text_20_body">
      <style:text-properties fo:font-variant="normal" fo:text-transform="none" fo:color="#0a0a23" loext:opacity="100%" style:font-name="Arial" fo:font-size="15pt" fo:letter-spacing="normal" fo:font-style="normal" fo:font-weight="normal" officeooo:paragraph-rsid="000eff3b" style:font-size-asian="15pt" style:font-size-complex="15pt"/>
    </style:style>
    <style:style style:name="P73" style:family="paragraph" style:parent-style-name="Text_20_body">
      <style:text-properties fo:font-variant="normal" fo:text-transform="none" fo:color="#292929" loext:opacity="100%" style:font-name="Arial" fo:font-size="13pt" fo:letter-spacing="normal" fo:font-style="normal" fo:font-weight="normal" officeooo:paragraph-rsid="000eff3b" style:font-size-asian="13pt" style:font-size-complex="13pt"/>
    </style:style>
    <style:style style:name="P74" style:family="paragraph" style:parent-style-name="Text_20_body">
      <style:text-properties fo:font-variant="normal" fo:text-transform="none" fo:color="#292929" loext:opacity="100%" style:font-name="Arial" fo:font-size="13pt" fo:letter-spacing="normal" fo:font-style="normal" fo:font-weight="normal" officeooo:paragraph-rsid="005b0480" style:font-size-asian="13pt" style:font-size-complex="13pt"/>
    </style:style>
    <style:style style:name="P75" style:family="paragraph" style:parent-style-name="Text_20_body">
      <style:text-properties fo:font-variant="normal" fo:text-transform="none" fo:color="#292929" loext:opacity="100%" style:font-name="Arial" fo:font-size="15pt" fo:letter-spacing="normal" fo:font-style="normal" fo:font-weight="normal" officeooo:paragraph-rsid="003ea0d6" style:font-size-asian="15pt" style:font-size-complex="15pt"/>
    </style:style>
    <style:style style:name="P76" style:family="paragraph" style:parent-style-name="Text_20_body">
      <style:text-properties fo:font-variant="normal" fo:text-transform="none" fo:color="#292929" loext:opacity="100%" style:font-name="Arial" fo:font-size="15pt" fo:letter-spacing="normal" fo:font-style="normal" fo:font-weight="normal" officeooo:paragraph-rsid="00134b18" style:font-size-asian="15pt" style:font-size-complex="15pt"/>
    </style:style>
    <style:style style:name="P77" style:family="paragraph" style:parent-style-name="Text_20_body">
      <style:text-properties fo:font-variant="normal" fo:text-transform="none" fo:color="#292929" loext:opacity="100%" style:font-name="Arial" fo:font-size="15pt" fo:letter-spacing="normal" fo:font-style="normal" fo:font-weight="normal" officeooo:paragraph-rsid="001c69af" style:font-size-asian="15pt" style:font-size-complex="15pt"/>
    </style:style>
    <style:style style:name="P78" style:family="paragraph" style:parent-style-name="Text_20_body">
      <style:text-properties fo:font-variant="normal" fo:text-transform="none" fo:color="#292929" loext:opacity="100%" style:font-name="Arial" fo:font-size="15pt" fo:letter-spacing="normal" fo:font-style="normal" fo:font-weight="normal" officeooo:paragraph-rsid="002f19bd" style:font-size-asian="15pt" style:font-size-complex="15pt"/>
    </style:style>
    <style:style style:name="P79" style:family="paragraph" style:parent-style-name="Text_20_body">
      <style:text-properties fo:font-variant="normal" fo:text-transform="none" fo:color="#292929" loext:opacity="100%" style:font-name="Arial" fo:font-size="15pt" fo:letter-spacing="normal" fo:font-style="normal" fo:font-weight="normal" officeooo:paragraph-rsid="005b0480" style:font-size-asian="15pt" style:font-size-complex="15pt"/>
    </style:style>
    <style:style style:name="P80" style:family="paragraph" style:parent-style-name="Text_20_body">
      <style:text-properties fo:font-variant="normal" fo:text-transform="none" fo:color="#292929" loext:opacity="100%" style:font-name="charter" fo:font-size="15pt" fo:letter-spacing="normal" fo:font-style="normal" fo:font-weight="normal" officeooo:rsid="00111c62" officeooo:paragraph-rsid="00111c62" style:font-size-asian="15pt" style:font-size-complex="15pt"/>
    </style:style>
    <style:style style:name="P81" style:family="paragraph" style:parent-style-name="Text_20_body">
      <style:text-properties fo:font-variant="normal" fo:text-transform="none" fo:color="#292929" loext:opacity="100%" style:font-name="charter" fo:font-size="15pt" fo:letter-spacing="normal" fo:font-style="normal" fo:font-weight="normal" officeooo:paragraph-rsid="001b818a" style:font-size-asian="15pt" style:font-size-complex="15pt"/>
    </style:style>
    <style:style style:name="P82" style:family="paragraph" style:parent-style-name="Text_20_body">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paragraph-rsid="001b818a" style:text-blinking="false" style:font-size-asian="15pt" style:font-size-complex="15pt"/>
    </style:style>
    <style:style style:name="P83" style:family="paragraph" style:parent-style-name="Text_20_body">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rsid="001c69af" officeooo:paragraph-rsid="001c69af" style:text-blinking="false" style:font-size-asian="15pt" style:font-size-complex="15pt"/>
    </style:style>
    <style:style style:name="P84" style:family="paragraph" style:parent-style-name="Text_20_body">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rsid="0032b46f" officeooo:paragraph-rsid="002f19bd" style:text-blinking="false" style:font-size-asian="15pt" style:font-size-complex="15pt"/>
    </style:style>
    <style:style style:name="P85" style:family="paragraph" style:parent-style-name="Text_20_body">
      <style:text-properties fo:font-variant="normal" fo:text-transform="none" fo:color="#696664" loext:opacity="100%" fo:font-size="15pt" fo:letter-spacing="normal" officeooo:paragraph-rsid="0068d47b" style:font-size-asian="15pt" style:font-size-complex="15pt"/>
    </style:style>
    <style:style style:name="P86" style:family="paragraph" style:parent-style-name="Text_20_body">
      <style:text-properties fo:font-variant="normal" fo:text-transform="none" fo:color="#696664" loext:opacity="100%" style:font-name="Arial" fo:font-size="15pt" fo:font-style="normal" fo:font-weight="normal" officeooo:paragraph-rsid="003edef1" style:font-size-asian="15pt" style:font-size-complex="15pt"/>
    </style:style>
    <style:style style:name="P87" style:family="paragraph" style:parent-style-name="Text_20_body">
      <style:text-properties fo:font-variant="normal" fo:text-transform="none" fo:color="#111111" loext:opacity="100%" style:font-name="Arial" fo:font-size="15pt" fo:letter-spacing="normal" fo:font-style="normal" fo:font-weight="normal" officeooo:paragraph-rsid="0033188e" style:font-size-asian="15pt" style:font-size-complex="15pt"/>
    </style:style>
    <style:style style:name="P88" style:family="paragraph" style:parent-style-name="Text_20_body">
      <style:text-properties fo:font-variant="normal" fo:text-transform="none" fo:color="#111111" loext:opacity="100%" style:font-name="Arial" fo:font-size="15pt" fo:letter-spacing="normal" fo:font-style="normal" fo:font-weight="normal" officeooo:rsid="000d23cf" officeooo:paragraph-rsid="000d23cf" style:font-size-asian="15pt" style:font-size-complex="15pt"/>
    </style:style>
    <style:style style:name="P89" style:family="paragraph" style:parent-style-name="Text_20_body">
      <style:text-properties fo:font-variant="normal" fo:text-transform="none" fo:color="#757575" loext:opacity="100%" style:font-name="Arial" fo:font-size="15pt" fo:letter-spacing="normal" fo:font-style="normal" fo:font-weight="normal" officeooo:paragraph-rsid="00190146" style:font-size-asian="15pt" style:font-size-complex="15pt"/>
    </style:style>
    <style:style style:name="P90" style:family="paragraph" style:parent-style-name="Text_20_body">
      <style:text-properties fo:font-variant="normal" fo:text-transform="none" fo:color="#757575" loext:opacity="100%" style:font-name="Arial" fo:font-size="15pt" fo:letter-spacing="normal" fo:font-style="normal" fo:font-weight="normal" officeooo:paragraph-rsid="00267d1e" style:font-size-asian="15pt" style:font-size-complex="15pt"/>
    </style:style>
    <style:style style:name="P91" style:family="paragraph" style:parent-style-name="Text_20_body">
      <style:text-properties fo:font-variant="normal" fo:text-transform="none" fo:color="#000000" loext:opacity="100%" style:font-name="Arial" fo:font-size="15pt" fo:letter-spacing="normal" fo:font-style="normal" fo:font-weight="normal" officeooo:paragraph-rsid="000eff3b" style:font-size-asian="15pt" style:font-size-complex="15pt"/>
    </style:style>
    <style:style style:name="P92" style:family="paragraph" style:parent-style-name="Text_20_body">
      <style:text-properties fo:font-variant="normal" fo:text-transform="none" fo:color="#000000" loext:opacity="100%" style:font-name="Arial" fo:font-size="15pt" fo:letter-spacing="normal" fo:font-style="normal" fo:font-weight="normal" officeooo:paragraph-rsid="005a0c60" style:font-size-asian="15pt" style:font-size-complex="15pt"/>
    </style:style>
    <style:style style:name="P93" style:family="paragraph" style:parent-style-name="Text_20_body">
      <style:text-properties fo:font-variant="normal" fo:text-transform="none" fo:color="#000000" loext:opacity="100%" style:font-name="Arial" fo:font-size="15pt" fo:letter-spacing="normal" fo:font-style="normal" fo:font-weight="normal" officeooo:rsid="0020a0a5" officeooo:paragraph-rsid="0039d72a" style:font-size-asian="15pt" style:font-size-complex="15pt"/>
    </style:style>
    <style:style style:name="P94" style:family="paragraph" style:parent-style-name="Text_20_body">
      <style:text-properties fo:font-variant="normal" fo:text-transform="none" fo:color="#090909" loext:opacity="100%" style:font-name="Arial" fo:font-size="15pt" fo:letter-spacing="normal" fo:font-style="normal" fo:font-weight="normal" officeooo:rsid="00475fad" officeooo:paragraph-rsid="00475fad" style:font-size-asian="15pt" style:font-size-complex="15pt"/>
    </style:style>
    <style:style style:name="P95" style:family="paragraph" style:parent-style-name="Text_20_body">
      <style:text-properties fo:font-variant="normal" fo:text-transform="none" fo:color="#090909" loext:opacity="100%" style:font-name="Arial" fo:font-size="15pt" fo:letter-spacing="normal" fo:font-style="normal" fo:font-weight="normal" officeooo:rsid="0046b196" officeooo:paragraph-rsid="0046b196" style:font-size-asian="15pt" style:font-size-complex="15pt"/>
    </style:style>
    <style:style style:name="P96" style:family="paragraph" style:parent-style-name="Text_20_body">
      <style:text-properties officeooo:paragraph-rsid="001a09b5"/>
    </style:style>
    <style:style style:name="P97" style:family="paragraph" style:parent-style-name="Text_20_body">
      <style:text-properties officeooo:paragraph-rsid="001c69af"/>
    </style:style>
    <style:style style:name="P98" style:family="paragraph" style:parent-style-name="Text_20_body">
      <style:text-properties officeooo:paragraph-rsid="00190146"/>
    </style:style>
    <style:style style:name="P99" style:family="paragraph" style:parent-style-name="Text_20_body">
      <style:text-properties officeooo:paragraph-rsid="0039d72a"/>
    </style:style>
    <style:style style:name="P100" style:family="paragraph" style:parent-style-name="Text_20_body">
      <style:text-properties officeooo:paragraph-rsid="000eff3b"/>
    </style:style>
    <style:style style:name="P101" style:family="paragraph" style:parent-style-name="Text_20_body">
      <style:text-properties officeooo:paragraph-rsid="00475fad"/>
    </style:style>
    <style:style style:name="P102" style:family="paragraph" style:parent-style-name="Text_20_body">
      <style:text-properties officeooo:paragraph-rsid="003fe9e3"/>
    </style:style>
    <style:style style:name="P103" style:family="paragraph" style:parent-style-name="Text_20_body">
      <style:text-properties style:font-name="Arial" fo:font-size="13pt" style:font-size-asian="13pt" style:font-size-complex="13pt"/>
    </style:style>
    <style:style style:name="P104" style:family="paragraph" style:parent-style-name="Text_20_body">
      <style:text-properties style:font-name="Arial" fo:font-size="15pt" style:font-size-asian="15pt" style:font-size-complex="15pt"/>
    </style:style>
    <style:style style:name="P105" style:family="paragraph" style:parent-style-name="Text_20_body">
      <style:text-properties style:font-name="Arial" fo:font-size="15pt" officeooo:paragraph-rsid="000c120c" style:font-size-asian="15pt" style:font-size-complex="15pt"/>
    </style:style>
    <style:style style:name="P106" style:family="paragraph" style:parent-style-name="Text_20_body">
      <style:text-properties style:font-name="Arial" fo:font-size="15pt" officeooo:paragraph-rsid="004ceeb9" style:font-size-asian="15pt" style:font-size-complex="15pt"/>
    </style:style>
    <style:style style:name="P107" style:family="paragraph" style:parent-style-name="Text_20_body">
      <style:text-properties style:font-name="Arial" fo:font-size="15pt" officeooo:paragraph-rsid="0046b196" style:font-size-asian="15pt" style:font-size-complex="15pt"/>
    </style:style>
    <style:style style:name="P108" style:family="paragraph" style:parent-style-name="Text_20_body">
      <style:text-properties style:font-name="Arial" fo:font-size="15pt" officeooo:paragraph-rsid="005a0c60" style:font-size-asian="15pt" style:font-size-complex="15pt"/>
    </style:style>
    <style:style style:name="P109" style:family="paragraph" style:parent-style-name="Text_20_body">
      <style:text-properties fo:font-size="15pt" style:font-size-asian="15pt" style:font-size-complex="15pt"/>
    </style:style>
    <style:style style:name="P110" style:family="paragraph" style:parent-style-name="Text_20_body">
      <style:text-properties fo:font-size="15pt" officeooo:paragraph-rsid="006ee1f1" style:font-size-asian="15pt" style:font-size-complex="15pt"/>
    </style:style>
    <style:style style:name="P111" style:family="paragraph" style:parent-style-name="Text_20_body">
      <style:text-properties fo:color="#292929" loext:opacity="100%" style:font-name="charter" fo:font-size="15pt" fo:letter-spacing="normal" fo:font-style="italic" fo:font-weight="normal" officeooo:paragraph-rsid="005a0c60" style:font-size-asian="15pt" style:font-size-complex="15pt"/>
    </style:style>
    <style:style style:name="P112" style:family="paragraph" style:parent-style-name="Text_20_body">
      <style:text-properties fo:color="#111111" loext:opacity="100%" style:font-name="Arial" fo:font-size="15pt" style:font-size-asian="15pt" style:font-size-complex="15pt"/>
    </style:style>
    <style:style style:name="P113" style:family="paragraph" style:parent-style-name="Text_20_body">
      <style:paragraph-properties fo:margin-left="0cm" fo:margin-right="0cm" style:line-height-at-least="0.847cm" fo:orphans="2" fo:widows="2" fo:text-indent="0cm" style:auto-text-indent="false"/>
      <style:text-properties fo:color="#292929" loext:opacity="100%" style:font-name="Arial" fo:font-size="13pt" fo:font-style="normal" fo:font-weight="normal" officeooo:paragraph-rsid="004b5f28"/>
    </style:style>
    <style:style style:name="P114" style:family="paragraph" style:parent-style-name="Text_20_body">
      <style:paragraph-properties fo:margin-left="0cm" fo:margin-right="0cm" style:line-height-at-least="0.847cm" fo:orphans="2" fo:widows="2" fo:text-indent="0cm" style:auto-text-indent="false"/>
      <style:text-properties fo:color="#292929" loext:opacity="100%" style:font-name="Arial" fo:font-size="15pt" fo:font-style="normal" fo:font-weight="normal" officeooo:paragraph-rsid="004b5f28" style:font-size-asian="15pt" style:font-size-complex="15pt"/>
    </style:style>
    <style:style style:name="P115" style:family="paragraph" style:parent-style-name="Text_20_body">
      <style:paragraph-properties fo:margin-left="0cm" fo:margin-right="0cm" style:line-height-at-least="0.847cm" fo:orphans="2" fo:widows="2" fo:text-indent="0cm" style:auto-text-indent="false"/>
      <style:text-properties fo:color="#292929" loext:opacity="100%" style:font-name="charter" fo:font-size="15pt" fo:letter-spacing="normal" fo:font-style="italic" fo:font-weight="normal" officeooo:paragraph-rsid="004b5f28" style:font-size-asian="15pt" style:font-size-complex="15pt"/>
    </style:style>
    <style:style style:name="P116" style:family="paragraph" style:parent-style-name="Text_20_body">
      <style:paragraph-properties fo:margin-left="0cm" fo:margin-right="0cm" style:line-height-at-least="0.847cm" fo:orphans="2" fo:widows="2" fo:text-indent="0cm" style:auto-text-indent="false"/>
      <style:text-properties officeooo:paragraph-rsid="004d1cc2"/>
    </style:style>
    <style:style style:name="P117"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harter" fo:font-size="15pt" fo:font-style="normal" fo:font-weight="normal" style:font-size-asian="15pt" style:font-size-complex="15pt"/>
    </style:style>
    <style:style style:name="P118"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Arial" fo:font-size="15pt" fo:font-style="normal" fo:font-weight="normal" style:font-size-asian="15pt" style:font-size-complex="15pt"/>
    </style:style>
    <style:style style:name="P119" style:family="paragraph" style:parent-style-name="Text_20_body">
      <style:paragraph-properties fo:margin-left="0cm" fo:margin-right="0cm" fo:orphans="2" fo:widows="2" fo:text-indent="0cm" style:auto-text-indent="false"/>
      <style:text-properties fo:font-variant="normal" fo:text-transform="none" fo:color="#111111" loext:opacity="100%" style:font-name="Arial" fo:font-size="15pt" fo:letter-spacing="normal" fo:font-style="normal" fo:font-weight="normal" style:font-size-asian="15pt" style:font-size-complex="15pt"/>
    </style:style>
    <style:style style:name="P120" style:family="paragraph" style:parent-style-name="Text_20_body">
      <style:paragraph-properties fo:margin-left="0cm" fo:margin-right="0cm" fo:text-indent="0cm" style:auto-text-indent="false"/>
      <style:text-properties fo:font-size="15pt" style:font-size-asian="15pt" style:font-size-complex="15pt"/>
    </style:style>
    <style:style style:name="P121"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292929" loext:opacity="100%" style:font-name="charter" fo:font-size="15.75pt" fo:letter-spacing="normal" fo:font-style="normal" fo:font-weight="normal" fo:background-color="#ffffcc" style:font-size-asian="13pt" style:font-size-complex="13pt" loext:padding="0cm" loext:border="none"/>
    </style:style>
    <style:style style:name="P122"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292929" loext:opacity="100%" style:font-name="Arial" fo:font-size="15pt" fo:letter-spacing="normal" fo:font-style="normal" fo:font-weight="normal" fo:background-color="#ffffcc" style:font-size-asian="15pt" style:font-size-complex="15pt" loext:padding="0cm" loext:border="none"/>
    </style:style>
    <style:style style:name="P123"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262524" loext:opacity="100%" style:font-name="charter" fo:font-size="15pt" fo:letter-spacing="normal" fo:font-style="italic" fo:font-weight="normal" officeooo:paragraph-rsid="004b6e5c" style:font-size-asian="15pt" style:font-size-complex="15pt"/>
    </style:style>
    <style:style style:name="P124" style:family="paragraph" style:parent-style-name="Text_20_body">
      <style:paragraph-properties fo:margin-left="0cm" fo:margin-right="0cm" fo:margin-top="0.635cm" fo:margin-bottom="0.635cm" style:contextual-spacing="false" fo:orphans="2" fo:widows="2" fo:text-indent="0cm" style:auto-text-indent="false"/>
      <style:text-properties fo:color="#292929" loext:opacity="100%" fo:font-size="15pt" fo:letter-spacing="normal" officeooo:paragraph-rsid="004b6e5c" style:font-size-asian="15pt" style:font-size-complex="15pt"/>
    </style:style>
    <style:style style:name="P125" style:family="paragraph" style:parent-style-name="Text_20_body">
      <style:paragraph-properties fo:margin-left="0cm" fo:margin-right="0cm" fo:margin-top="0.635cm" fo:margin-bottom="0.635cm" style:contextual-spacing="false" fo:orphans="2" fo:widows="2" fo:text-indent="0cm" style:auto-text-indent="false"/>
      <style:text-properties fo:color="#292929" loext:opacity="100%" style:font-name="charter" fo:font-size="15pt" fo:letter-spacing="normal" fo:font-style="italic" fo:font-weight="normal" officeooo:paragraph-rsid="004b6e5c" style:font-size-asian="15pt" style:font-size-complex="15pt"/>
    </style:style>
    <style:style style:name="P126" style:family="paragraph" style:parent-style-name="Text_20_body">
      <style:paragraph-properties fo:margin-left="0cm" fo:margin-right="0cm" fo:margin-top="0cm" fo:margin-bottom="0cm" style:contextual-spacing="false" fo:line-height="175%" fo:text-align="start" style:justify-single-word="false" fo:orphans="2" fo:widows="2" fo:text-indent="0cm" style:auto-text-indent="false"/>
      <style:text-properties fo:font-variant="normal" fo:text-transform="none" fo:color="#262524" loext:opacity="100%" style:font-name="Geekflare" fo:font-size="15pt" fo:letter-spacing="normal" fo:font-style="normal" fo:font-weight="normal" style:font-size-asian="15pt" style:font-size-complex="15pt"/>
    </style:style>
    <style:style style:name="P127" style:family="paragraph" style:parent-style-name="Text_20_body">
      <style:paragraph-properties fo:margin-left="0cm" fo:margin-right="0cm" fo:margin-top="0cm" fo:margin-bottom="0cm" style:contextual-spacing="false" fo:line-height="175%" fo:text-align="start" style:justify-single-word="false" fo:orphans="2" fo:widows="2" fo:text-indent="0cm" style:auto-text-indent="false"/>
      <style:text-properties officeooo:paragraph-rsid="00703424"/>
    </style:style>
    <style:style style:name="P1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Arial" fo:font-size="15pt" fo:letter-spacing="normal" fo:font-style="normal" fo:font-weight="normal" style:font-size-asian="15pt" style:font-size-complex="15pt"/>
    </style:style>
    <style:style style:name="P12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3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5pt" officeooo:paragraph-rsid="00544e9c" style:font-size-asian="15pt" style:font-size-complex="15pt"/>
    </style:style>
    <style:style style:name="P131" style:family="paragraph" style:parent-style-name="Text_20_body">
      <style:paragraph-properties fo:margin-left="0cm" fo:margin-right="0cm" fo:margin-top="0cm" fo:margin-bottom="0.423cm" style:contextual-spacing="false" fo:line-height="187%" fo:orphans="2" fo:widows="2" fo:text-indent="0cm" style:auto-text-indent="false" fo:padding="0cm" fo:border="none"/>
      <style:text-properties fo:font-variant="normal" fo:text-transform="none" fo:color="#4e4242" loext:opacity="100%" style:font-name="museo-sans" fo:font-size="15pt" fo:letter-spacing="normal" fo:font-style="normal" fo:font-weight="normal" style:font-size-asian="15pt" style:font-size-complex="15pt"/>
    </style:style>
    <style:style style:name="P132" style:family="paragraph" style:parent-style-name="Text_20_body">
      <style:paragraph-properties fo:margin-left="0cm" fo:margin-right="0cm" fo:margin-top="0cm" fo:margin-bottom="0.423cm" style:contextual-spacing="false" fo:line-height="187%"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33" style:family="paragraph" style:parent-style-name="Text_20_body">
      <style:paragraph-properties fo:margin-left="0cm" fo:margin-right="1cm" fo:margin-top="0cm" fo:margin-bottom="0cm" style:contextual-spacing="false" style:line-height-at-least="0.847cm" fo:orphans="2" fo:widows="2" fo:text-indent="0cm" style:auto-text-indent="false" fo:padding="0cm" fo:border="none"/>
    </style:style>
    <style:style style:name="P134" style:family="paragraph" style:parent-style-name="Heading_20_2">
      <style:text-properties officeooo:paragraph-rsid="000eff3b"/>
    </style:style>
    <style:style style:name="P135" style:family="paragraph" style:parent-style-name="Text_20_body">
      <style:paragraph-properties fo:margin-left="1cm" fo:margin-right="1cm" fo:margin-top="0cm" fo:margin-bottom="0cm" style:contextual-spacing="false" style:line-height-at-least="1.164cm" fo:orphans="2" fo:widows="2" fo:text-indent="0cm" style:auto-text-indent="false" fo:padding="0cm" fo:border="none"/>
      <style:text-properties fo:font-variant="normal" fo:text-transform="none" fo:color="#757575" loext:opacity="100%" style:font-name="fell" fo:font-size="15pt" fo:letter-spacing="normal" fo:font-style="normal" fo:font-weight="normal" style:font-size-asian="15pt" style:font-size-complex="15pt"/>
    </style:style>
    <style:style style:name="P136" style:family="paragraph" style:parent-style-name="Standard">
      <style:text-properties fo:font-variant="normal" fo:text-transform="none" fo:color="#1b1b1b" loext:opacity="100%" style:font-name="Arial" fo:font-size="15pt" fo:letter-spacing="normal" fo:font-style="normal" fo:font-weight="normal" officeooo:rsid="001b818a" officeooo:paragraph-rsid="001a09b5" style:font-size-asian="15pt" style:font-size-complex="15pt"/>
    </style:style>
    <style:style style:name="P137" style:family="paragraph" style:parent-style-name="Standard">
      <style:text-properties fo:font-variant="normal" fo:text-transform="none" fo:color="#6c6c6c" loext:opacity="100%" style:font-name="Arial" fo:font-size="15pt" fo:letter-spacing="normal" fo:font-style="normal" fo:font-weight="normal" officeooo:rsid="001fa055" officeooo:paragraph-rsid="001fa055" style:font-size-asian="15pt" style:font-size-complex="15pt"/>
    </style:style>
    <style:style style:name="P138" style:family="paragraph" style:parent-style-name="Standard">
      <style:text-properties fo:font-variant="normal" fo:text-transform="none" fo:color="#6c6c6c" loext:opacity="100%" style:font-name="Arial" fo:font-size="15pt" fo:letter-spacing="normal" fo:font-style="normal" fo:font-weight="normal" officeooo:rsid="0069c5d6" officeooo:paragraph-rsid="0069c5d6" style:font-size-asian="15pt" style:font-size-complex="15pt"/>
    </style:style>
    <style:style style:name="P139" style:family="paragraph" style:parent-style-name="Standard">
      <style:text-properties fo:font-variant="normal" fo:text-transform="none" fo:color="#292929" loext:opacity="100%" style:font-name="Arial" fo:font-size="15pt" fo:letter-spacing="normal" fo:font-style="normal" fo:font-weight="normal" officeooo:paragraph-rsid="003edef1" style:font-size-asian="15pt" style:font-size-complex="15pt"/>
    </style:style>
    <style:style style:name="P140" style:family="paragraph" style:parent-style-name="Text_20_body">
      <style:text-properties fo:font-variant="normal" fo:text-transform="none" fo:color="#000000" loext:opacity="100%" style:font-name="Arial" fo:font-size="15pt" fo:letter-spacing="normal" fo:font-style="normal" fo:font-weight="normal" officeooo:paragraph-rsid="000eff3b" style:font-size-asian="15pt" style:font-size-complex="15pt"/>
    </style:style>
    <style:style style:name="P141"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42"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43" style:family="paragraph" style:parent-style-name="Text_20_body" style:list-style-name="L3">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44" style:family="paragraph" style:parent-style-name="Text_20_body" style:list-style-name="L4">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45" style:family="paragraph" style:parent-style-name="Text_20_body" style:list-style-name="L3">
      <style:paragraph-properties fo:margin-left="0.794cm" fo:margin-right="0cm" fo:margin-top="0cm" fo:margin-bottom="0cm" style:contextual-spacing="false" style:line-height-at-least="0.847cm" fo:orphans="2" fo:widows="2" fo:text-indent="0cm" style:auto-text-indent="false" fo:padding="0cm" fo:border="none"/>
    </style:style>
    <style:style style:name="T1" style:family="text">
      <style:text-properties fo:font-variant="normal" fo:text-transform="none" fo:color="#0a0a23" loext:opacity="100%" fo:letter-spacing="normal" fo:font-style="normal" fo:font-weight="normal" officeooo:rsid="001fa055"/>
    </style:style>
    <style:style style:name="T2" style:family="text">
      <style:text-properties fo:font-variant="normal" fo:text-transform="none" fo:color="#0a0a23" loext:opacity="100%" style:font-name="Arial" fo:letter-spacing="normal" fo:font-style="normal" fo:font-weight="normal" officeooo:rsid="00544e9c"/>
    </style:style>
    <style:style style:name="T3" style:family="text">
      <style:text-properties fo:font-variant="normal" fo:text-transform="none" fo:color="#0a0a23" loext:opacity="100%" style:font-name="Arial" fo:letter-spacing="normal" fo:font-style="normal" fo:font-weight="normal" officeooo:rsid="006ddbdd"/>
    </style:style>
    <style:style style:name="T4" style:family="text">
      <style:text-properties fo:font-variant="normal" fo:text-transform="none" fo:color="#0a0a23" loext:opacity="100%" style:font-name="charter" fo:letter-spacing="normal" fo:font-style="italic" fo:font-weight="normal" officeooo:rsid="006ddbdd"/>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0d23cf"/>
    </style:style>
    <style:style style:name="T7" style:family="text">
      <style:text-properties fo:font-variant="normal" fo:text-transform="none" fo:letter-spacing="normal" fo:font-style="normal" fo:font-weight="bold" officeooo:rsid="000c120c" style:font-weight-asian="bold" style:font-weight-complex="bold"/>
    </style:style>
    <style:style style:name="T8" style:family="text">
      <style:text-properties fo:font-variant="normal" fo:text-transform="none" fo:letter-spacing="normal" fo:font-style="normal" fo:font-weight="bold" officeooo:rsid="000d23cf" style:font-weight-asian="bold" style:font-weight-complex="bold"/>
    </style:style>
    <style:style style:name="T9" style:family="text">
      <style:text-properties fo:font-variant="normal" fo:text-transform="none" fo:color="#292929" loext:opacity="100%" fo:letter-spacing="normal"/>
    </style:style>
    <style:style style:name="T10" style:family="text">
      <style:text-properties fo:font-variant="normal" fo:text-transform="none" fo:color="#292929" loext:opacity="100%" fo:letter-spacing="normal" fo:font-style="normal" fo:font-weight="normal"/>
    </style:style>
    <style:style style:name="T11" style:family="text">
      <style:text-properties fo:font-variant="normal" fo:text-transform="none" fo:color="#292929" loext:opacity="100%" fo:letter-spacing="normal" fo:font-style="normal" fo:font-weight="normal" officeooo:rsid="002d9d98"/>
    </style:style>
    <style:style style:name="T12" style:family="text">
      <style:text-properties fo:font-variant="normal" fo:text-transform="none" fo:color="#292929" loext:opacity="100%" fo:letter-spacing="normal" fo:font-style="normal" fo:font-weight="normal" officeooo:rsid="0043cb6e"/>
    </style:style>
    <style:style style:name="T13" style:family="text">
      <style:text-properties fo:font-variant="normal" fo:text-transform="none" fo:color="#292929" loext:opacity="100%" fo:letter-spacing="normal" fo:font-style="normal" fo:font-weight="normal" officeooo:rsid="000c120c"/>
    </style:style>
    <style:style style:name="T14" style:family="text">
      <style:text-properties fo:font-variant="normal" fo:text-transform="none" fo:color="#292929" loext:opacity="100%" fo:letter-spacing="normal" fo:font-style="normal" fo:font-weight="normal" officeooo:rsid="003edef1"/>
    </style:style>
    <style:style style:name="T15" style:family="text">
      <style:text-properties fo:font-variant="normal" fo:text-transform="none" fo:color="#292929" loext:opacity="100%" fo:letter-spacing="normal" fo:font-style="normal" fo:font-weight="normal" officeooo:rsid="00429fc8"/>
    </style:style>
    <style:style style:name="T16" style:family="text">
      <style:text-properties fo:font-variant="normal" fo:text-transform="none" fo:color="#292929" loext:opacity="100%" fo:letter-spacing="normal" fo:font-style="normal" fo:font-weight="normal" officeooo:rsid="006af4c9"/>
    </style:style>
    <style:style style:name="T17" style:family="text">
      <style:text-properties fo:font-variant="normal" fo:text-transform="none" fo:color="#292929" loext:opacity="100%" fo:letter-spacing="normal" officeooo:rsid="002a2655"/>
    </style:style>
    <style:style style:name="T18" style:family="text">
      <style:text-properties fo:font-variant="normal" fo:text-transform="none" fo:color="#292929" loext:opacity="100%" style:font-name="charter" fo:letter-spacing="normal" fo:font-style="normal" fo:font-weight="normal"/>
    </style:style>
    <style:style style:name="T19" style:family="text">
      <style:text-properties fo:font-variant="normal" fo:text-transform="none" fo:color="#292929" loext:opacity="100%" style:font-name="charter" fo:letter-spacing="normal" fo:font-style="normal" fo:font-weight="normal" officeooo:rsid="004ceeb9"/>
    </style:style>
    <style:style style:name="T20" style:family="text">
      <style:text-properties fo:font-variant="normal" fo:text-transform="none" fo:color="#292929" loext:opacity="100%" style:font-name="charter" fo:font-size="15pt" fo:letter-spacing="normal" fo:font-style="normal" fo:font-weight="normal" style:font-size-asian="15pt" style:font-size-complex="15pt"/>
    </style:style>
    <style:style style:name="T21" style:family="text">
      <style:text-properties fo:font-variant="normal" fo:text-transform="none" fo:color="#292929" loext:opacity="100%" style:font-name="charter" fo:font-size="15pt" fo:letter-spacing="normal" fo:font-style="normal" fo:font-weight="normal" officeooo:rsid="0067fb0b" style:font-size-asian="15pt" style:font-size-complex="15pt"/>
    </style:style>
    <style:style style:name="T22" style:family="text">
      <style:text-properties fo:font-variant="normal" fo:text-transform="none" fo:color="#292929" loext:opacity="100%" style:font-name="charter" fo:font-size="15pt" fo:letter-spacing="normal" fo:font-style="normal" fo:font-weight="bold" style:font-size-asian="15pt" style:font-size-complex="15pt"/>
    </style:style>
    <style:style style:name="T23" style:family="text">
      <style:text-properties fo:font-variant="normal" fo:text-transform="none" fo:color="#292929" loext:opacity="100%" style:font-name="charter" fo:font-size="15pt" fo:letter-spacing="normal" fo:font-style="normal" style:text-underline-style="solid" style:text-underline-width="auto" style:text-underline-color="font-color" fo:font-weight="normal" style:font-size-asian="15pt" style:font-size-complex="15pt"/>
    </style:style>
    <style:style style:name="T24" style:family="text">
      <style:text-properties fo:font-variant="normal" fo:text-transform="none" fo:color="#292929" loext:opacity="100%" style:font-name="charter" fo:font-size="15pt" fo:letter-spacing="normal" fo:font-style="italic" style:font-size-asian="15pt" style:font-size-complex="15pt"/>
    </style:style>
    <style:style style:name="T25" style:family="text">
      <style:text-properties fo:font-variant="normal" fo:text-transform="none" fo:color="#292929" loext:opacity="100%" style:font-name="charter" fo:font-size="15pt" fo:font-style="normal" fo:font-weight="normal" style:font-size-asian="15pt" style:font-size-complex="15pt"/>
    </style:style>
    <style:style style:name="T26" style:family="text">
      <style:text-properties fo:font-variant="normal" fo:text-transform="none" fo:color="#292929" loext:opacity="100%" style:font-name="charter" fo:font-size="15pt" fo:font-style="normal" fo:font-weight="normal" officeooo:rsid="00651874" style:font-size-asian="15pt" style:font-size-complex="15pt"/>
    </style:style>
    <style:style style:name="T27" style:family="text">
      <style:text-properties fo:font-variant="normal" fo:text-transform="none" fo:color="#292929" loext:opacity="100%" style:font-name="charter" fo:font-size="15pt" fo:font-style="normal" fo:font-weight="normal" officeooo:rsid="00545790" style:font-size-asian="15pt" style:font-size-complex="15pt"/>
    </style:style>
    <style:style style:name="T28" style:family="text">
      <style:text-properties fo:font-variant="normal" fo:text-transform="none" fo:color="#292929" loext:opacity="100%" style:font-name="charter" fo:font-size="15pt" fo:font-style="normal" fo:font-weight="bold" style:font-size-asian="15pt" style:font-size-complex="15pt"/>
    </style:style>
    <style:style style:name="T29" style:family="text">
      <style:text-properties fo:font-variant="normal" fo:text-transform="none" fo:color="#292929" loext:opacity="100%" style:font-name="charter" fo:font-size="15pt" fo:font-style="italic" fo:font-weight="normal" style:font-size-asian="15pt" style:font-size-complex="15pt"/>
    </style:style>
    <style:style style:name="T30" style:family="text">
      <style:text-properties fo:font-variant="normal" fo:text-transform="none" fo:color="#292929" loext:opacity="100%" style:font-name="Arial" fo:font-size="15pt" fo:letter-spacing="normal" fo:font-style="normal" fo:font-weight="normal" style:font-size-asian="15pt" style:font-size-complex="15pt"/>
    </style:style>
    <style:style style:name="T31" style:family="text">
      <style:text-properties fo:font-variant="normal" fo:text-transform="none" fo:color="#292929" loext:opacity="100%" style:font-name="Arial" fo:font-size="15pt" fo:letter-spacing="normal" fo:font-style="normal" fo:font-weight="normal" officeooo:rsid="003fe9e3" style:font-size-asian="15pt" style:font-size-complex="15pt"/>
    </style:style>
    <style:style style:name="T32" style:family="text">
      <style:text-properties fo:font-variant="normal" fo:text-transform="none" fo:color="#292929" loext:opacity="100%" style:font-name="Arial" fo:font-size="15pt" fo:letter-spacing="normal" fo:font-style="normal" fo:font-weight="normal" officeooo:rsid="002cd77b" style:font-size-asian="15pt" style:font-size-complex="15pt"/>
    </style:style>
    <style:style style:name="T33" style:family="text">
      <style:text-properties fo:font-variant="normal" fo:text-transform="none" fo:color="#292929" loext:opacity="100%" style:font-name="Arial" fo:font-size="15pt" fo:letter-spacing="normal" fo:font-style="normal" fo:font-weight="normal" officeooo:rsid="0032dc89" style:font-size-asian="15pt" style:font-size-complex="15pt"/>
    </style:style>
    <style:style style:name="T34" style:family="text">
      <style:text-properties fo:font-variant="normal" fo:text-transform="none" fo:color="#292929" loext:opacity="100%" style:font-name="Arial" fo:font-size="15pt" fo:letter-spacing="normal" fo:font-style="normal" fo:font-weight="bold" style:font-size-asian="15pt" style:font-size-complex="15pt"/>
    </style:style>
    <style:style style:name="T35" style:family="text">
      <style:text-properties fo:font-variant="normal" fo:text-transform="none" fo:color="#292929" loext:opacity="100%" style:font-name="Arial" fo:font-size="15pt" fo:letter-spacing="normal" fo:font-style="italic" fo:font-weight="normal" style:font-size-asian="15pt" style:font-size-complex="15pt"/>
    </style:style>
    <style:style style:name="T36" style:family="text">
      <style:text-properties fo:font-variant="normal" fo:text-transform="none" fo:color="#292929" loext:opacity="100%" style:font-name="Arial" fo:font-size="15pt" fo:letter-spacing="normal" fo:font-style="italic" fo:font-weight="bold" style:font-size-asian="15pt" style:font-size-complex="15pt"/>
    </style:style>
    <style:style style:name="T37" style:family="text">
      <style:text-properties fo:font-variant="normal" fo:text-transform="none" fo:color="#292929" loext:opacity="100%" fo:font-style="normal" fo:font-weight="normal"/>
    </style:style>
    <style:style style:name="T38" style:family="text">
      <style:text-properties fo:font-variant="normal" fo:text-transform="none" fo:color="#292929" loext:opacity="100%" style:font-name="Menlo" fo:font-size="15pt" fo:letter-spacing="normal" fo:font-style="normal" fo:font-weight="normal" fo:background-color="#f2f2f2" loext:char-shading-value="0" style:font-size-asian="15pt" style:font-size-complex="15pt" loext:padding="0cm" loext:border="none"/>
    </style:style>
    <style:style style:name="T39" style:family="text">
      <style:text-properties fo:font-variant="normal" fo:text-transform="none" fo:color="#292929" loext:opacity="100%" fo:font-size="15pt" fo:letter-spacing="normal" style:font-size-asian="15pt" style:font-size-complex="15pt"/>
    </style:style>
    <style:style style:name="T40" style:family="text">
      <style:text-properties fo:font-variant="normal" fo:text-transform="none" fo:color="#292929" loext:opacity="100%" fo:font-size="15pt" fo:letter-spacing="normal" fo:font-style="normal" fo:font-weight="normal" style:font-size-asian="15pt" style:font-size-complex="15pt"/>
    </style:style>
    <style:style style:name="T41" style:family="text">
      <style:text-properties fo:font-variant="normal" fo:text-transform="none" fo:color="#292929" loext:opacity="100%" fo:font-size="15pt" fo:letter-spacing="normal" fo:font-style="normal" fo:font-weight="normal" officeooo:rsid="002909a4" style:font-size-asian="15pt" style:font-size-complex="15pt"/>
    </style:style>
    <style:style style:name="T42" style:family="text">
      <style:text-properties fo:font-variant="normal" fo:text-transform="none" fo:color="#000000" loext:opacity="100%" style:font-name="Arial" fo:letter-spacing="normal" fo:font-style="normal" fo:font-weight="normal"/>
    </style:style>
    <style:style style:name="T43" style:family="text">
      <style:text-properties fo:font-variant="normal" fo:text-transform="none" fo:color="#000000" loext:opacity="100%" style:font-name="Arial" fo:letter-spacing="normal" fo:font-style="normal" fo:font-weight="normal" officeooo:rsid="006ee1f1"/>
    </style:style>
    <style:style style:name="T44" style:family="text">
      <style:text-properties fo:font-variant="normal" fo:text-transform="none" fo:color="#000000" loext:opacity="100%" style:font-name="Arial" fo:font-size="15pt" fo:letter-spacing="normal" fo:font-style="normal" fo:font-weight="normal" style:font-size-asian="15pt" style:font-size-complex="15pt"/>
    </style:style>
    <style:style style:name="T45" style:family="text">
      <style:text-properties fo:font-variant="normal" fo:text-transform="none" fo:color="#000000" loext:opacity="100%" style:font-name="Arial" fo:font-size="15pt" fo:letter-spacing="normal" fo:font-style="normal" fo:font-weight="normal" officeooo:rsid="00190146" style:font-size-asian="15pt" style:font-size-complex="15pt"/>
    </style:style>
    <style:style style:name="T46" style:family="text">
      <style:text-properties fo:font-variant="normal" fo:text-transform="none" fo:color="#000000" loext:opacity="100%" style:font-name="Arial" fo:font-size="15pt" fo:letter-spacing="normal" fo:font-style="normal" fo:font-weight="normal" officeooo:rsid="0020a0a5" style:font-size-asian="15pt" style:font-size-complex="15pt"/>
    </style:style>
    <style:style style:name="T47" style:family="text">
      <style:text-properties fo:font-variant="normal" fo:text-transform="none" fo:color="#000000" loext:opacity="100%" style:font-name="Arial" fo:font-size="15pt" fo:letter-spacing="normal" fo:font-style="normal" fo:font-weight="bold" style:font-size-asian="15pt" style:font-size-complex="15pt"/>
    </style:style>
    <style:style style:name="T48" style:family="text">
      <style:text-properties fo:font-variant="normal" fo:text-transform="none" fo:color="#000000" loext:opacity="100%" style:font-name="Arial" fo:font-size="15pt" fo:letter-spacing="normal" fo:font-style="normal" style:text-underline-style="solid" style:text-underline-width="auto" style:text-underline-color="font-color" fo:font-weight="normal" fo:background-color="#ffff00" loext:char-shading-value="0" style:font-size-asian="15pt" style:font-size-complex="15pt"/>
    </style:style>
    <style:style style:name="T49" style:family="text">
      <style:text-properties fo:font-variant="normal" fo:text-transform="none" fo:color="#000000" loext:opacity="100%" fo:letter-spacing="normal" fo:font-style="normal" fo:font-weight="normal"/>
    </style:style>
    <style:style style:name="T50" style:family="text">
      <style:text-properties fo:font-variant="normal" fo:text-transform="none" fo:color="#000000" loext:opacity="100%" fo:letter-spacing="normal" fo:font-style="normal" fo:font-weight="normal" officeooo:rsid="00190146"/>
    </style:style>
    <style:style style:name="T51" style:family="text">
      <style:text-properties fo:font-variant="normal" fo:text-transform="none" fo:color="#000000" loext:opacity="100%" fo:font-style="normal"/>
    </style:style>
    <style:style style:name="T52" style:family="text">
      <style:text-properties fo:font-variant="normal" fo:text-transform="none" fo:color="#000000" loext:opacity="100%" fo:font-style="normal" officeooo:rsid="005a0c60"/>
    </style:style>
    <style:style style:name="T53" style:family="text">
      <style:text-properties fo:font-variant="normal" fo:text-transform="none" fo:color="#dc143c" loext:opacity="100%" style:font-name="Arial" fo:font-size="15pt" fo:letter-spacing="normal" fo:font-style="normal" fo:font-weight="normal" style:font-size-asian="15pt" style:font-size-complex="15pt" loext:padding="0cm" loext:border="none"/>
    </style:style>
    <style:style style:name="T54" style:family="text">
      <style:text-properties fo:font-variant="normal" fo:text-transform="none" fo:color="#1b1b1b" loext:opacity="100%" style:font-name="Arial" fo:font-size="15pt" fo:letter-spacing="normal" fo:font-style="normal" fo:font-weight="normal" style:font-size-asian="15pt" style:font-size-complex="15pt"/>
    </style:style>
    <style:style style:name="T55" style:family="text">
      <style:text-properties fo:font-variant="normal" fo:text-transform="none" fo:color="#1b1b1b" loext:opacity="100%" style:font-name="Arial" fo:font-size="15pt" fo:letter-spacing="normal" fo:font-style="normal" fo:font-weight="normal" officeooo:rsid="001b818a" style:font-size-asian="15pt" style:font-size-complex="15pt"/>
    </style:style>
    <style:style style:name="T56" style:family="text">
      <style:text-properties fo:font-variant="normal" fo:text-transform="none" fo:color="#1b1b1b" loext:opacity="100%" style:font-name="Arial" fo:font-size="15pt" fo:letter-spacing="normal" fo:font-style="normal" fo:font-weight="normal" officeooo:rsid="001a09b5" style:font-size-asian="15pt" style:font-size-complex="15pt"/>
    </style:style>
    <style:style style:name="T57" style:family="text">
      <style:text-properties fo:font-variant="normal" fo:text-transform="none" fo:color="#1b1b1b" loext:opacity="100%" style:font-name="Arial" fo:font-size="15pt" fo:letter-spacing="normal" fo:font-style="normal" fo:font-weight="normal" officeooo:rsid="0022514b" style:font-size-asian="15pt" style:font-size-complex="15pt"/>
    </style:style>
    <style:style style:name="T58" style:family="text">
      <style:text-properties fo:font-variant="normal" fo:text-transform="none" fo:color="#1b1b1b" loext:opacity="100%" style:font-name="Arial" fo:font-size="15pt" fo:letter-spacing="normal" fo:font-style="normal" fo:font-weight="normal" officeooo:rsid="0027a33e" style:font-size-asian="15pt" style:font-size-complex="15pt"/>
    </style:style>
    <style:style style:name="T59" style:family="text">
      <style:text-properties fo:font-variant="normal" fo:text-transform="none" fo:color="#1b1b1b" loext:opacity="100%" style:font-name="Arial" fo:font-size="15pt" fo:letter-spacing="normal" style:font-size-asian="15pt" style:font-size-complex="15pt"/>
    </style:style>
    <style:style style:name="T60" style:family="text">
      <style:text-properties fo:font-variant="normal" fo:text-transform="none" fo:color="#1b1b1b" loext:opacity="100%" style:font-name="Arial" fo:font-size="15pt" fo:letter-spacing="normal" officeooo:rsid="001a09b5" style:font-size-asian="15pt" style:font-size-complex="15pt"/>
    </style:style>
    <style:style style:name="T61" style:family="text">
      <style:text-properties fo:font-variant="normal" fo:text-transform="none" fo:color="#1b1b1b" loext:opacity="100%" style:text-line-through-style="none" style:text-line-through-type="none" style:font-name="Arial" fo:font-size="15pt" fo:letter-spacing="normal" fo:font-style="normal" style:text-underline-style="none" fo:font-weight="normal" style:text-blinking="false" style:font-size-asian="15pt" style:font-size-complex="15pt"/>
    </style:style>
    <style:style style:name="T62" style:family="text">
      <style:text-properties fo:font-variant="normal" fo:text-transform="none" fo:color="#1b1b1b" loext:opacity="100%" style:text-line-through-style="none" style:text-line-through-type="none" style:font-name="Arial" fo:font-size="15pt" fo:letter-spacing="normal" fo:font-style="normal" style:text-underline-style="none" fo:font-weight="normal" officeooo:rsid="001c69af" style:text-blinking="false" style:font-size-asian="15pt" style:font-size-complex="15pt"/>
    </style:style>
    <style:style style:name="T63" style:family="text">
      <style:text-properties fo:font-variant="normal" fo:text-transform="none" fo:color="#1b1b1b" loext:opacity="100%" style:text-line-through-style="none" style:text-line-through-type="none" style:font-name="Arial" fo:font-size="15pt" fo:letter-spacing="normal" fo:font-style="normal" style:text-underline-style="none" fo:font-weight="normal" style:text-blinking="false" fo:background-color="#f4f4f4" loext:char-shading-value="0" style:font-size-asian="15pt" style:font-size-complex="15pt"/>
    </style:style>
    <style:style style:name="T64" style:family="text">
      <style:text-properties fo:font-variant="normal" fo:text-transform="none" fo:color="#1b1b1b" loext:opacity="100%" style:text-line-through-style="none" style:text-line-through-type="none" style:font-name="Arial" fo:font-size="15pt" fo:letter-spacing="normal" style:text-underline-style="none" style:text-blinking="false" style:font-size-asian="15pt" style:font-size-complex="15pt"/>
    </style:style>
    <style:style style:name="T65" style:family="text">
      <style:text-properties fo:font-variant="normal" fo:text-transform="none" fo:color="#333333" loext:opacity="100%" style:font-name="Arial" fo:font-size="15pt" fo:letter-spacing="normal" fo:font-style="normal" fo:font-weight="normal" style:font-size-asian="15pt" style:font-size-complex="15pt"/>
    </style:style>
    <style:style style:name="T66" style:family="text">
      <style:text-properties fo:font-variant="normal" fo:text-transform="none" fo:color="#333333" loext:opacity="100%" style:font-name="Arial" fo:font-size="15pt" fo:letter-spacing="normal" fo:font-style="normal" fo:font-weight="normal" officeooo:rsid="001a09b5" style:font-size-asian="15pt" style:font-size-complex="15pt"/>
    </style:style>
    <style:style style:name="T67" style:family="text">
      <style:text-properties fo:font-variant="normal" fo:text-transform="none" fo:color="#333333" loext:opacity="100%" style:font-name="Arial" fo:font-size="15pt" fo:letter-spacing="normal" fo:font-style="normal" fo:font-weight="normal" fo:background-color="#f5f2f0" loext:char-shading-value="0" style:font-size-asian="15pt" style:font-size-complex="15pt" loext:padding="0cm" loext:border="none"/>
    </style:style>
    <style:style style:name="T68" style:family="text">
      <style:text-properties fo:font-variant="normal" fo:text-transform="none" fo:color="#333333" loext:opacity="100%" fo:letter-spacing="normal" fo:font-style="normal" fo:font-weight="normal"/>
    </style:style>
    <style:style style:name="T69" style:family="text">
      <style:text-properties fo:font-variant="normal" fo:text-transform="none" fo:color="#333333" loext:opacity="100%" fo:letter-spacing="normal" fo:font-style="normal" fo:font-weight="normal" officeooo:rsid="00304504"/>
    </style:style>
    <style:style style:name="T70" style:family="text">
      <style:text-properties fo:font-variant="normal" fo:text-transform="none" fo:color="#333333" loext:opacity="100%" style:font-name="Tahoma" fo:font-size="15pt" fo:letter-spacing="normal" fo:font-style="normal" fo:font-weight="normal" style:font-size-asian="15pt" style:font-size-complex="15pt"/>
    </style:style>
    <style:style style:name="T71" style:family="text">
      <style:text-properties fo:font-variant="normal" fo:text-transform="none" fo:color="#333333" loext:opacity="100%" fo:font-size="15pt" fo:letter-spacing="normal" style:font-size-asian="15pt" style:font-size-complex="15pt"/>
    </style:style>
    <style:style style:name="T72" style:family="text">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rsid="001c69af" style:text-blinking="false" style:font-size-asian="15pt" style:font-size-complex="15pt"/>
    </style:style>
    <style:style style:name="T73" style:family="text">
      <style:text-properties fo:font-variant="normal" fo:text-transform="none" fo:color="#005282" loext:opacity="100%" style:text-line-through-style="none" style:text-line-through-type="none" style:font-name="Arial" fo:font-size="15pt" fo:letter-spacing="normal" fo:font-style="normal" style:text-underline-style="solid" style:text-underline-width="auto" style:text-underline-color="font-color" fo:font-weight="normal" officeooo:rsid="001c69af" style:text-blinking="false" fo:background-color="#f4f4f4" loext:char-shading-value="0" style:font-size-asian="15pt" style:font-size-complex="15pt"/>
    </style:style>
    <style:style style:name="T74" style:family="text">
      <style:text-properties fo:font-variant="normal" fo:text-transform="none" fo:color="#202124" loext:opacity="100%" style:font-name="Arial" fo:font-size="15pt" fo:letter-spacing="normal" fo:font-style="normal" fo:font-weight="normal" officeooo:rsid="0033188e" style:font-size-asian="15pt" style:font-size-complex="15pt"/>
    </style:style>
    <style:style style:name="T75" style:family="text">
      <style:text-properties fo:font-variant="normal" fo:text-transform="none" fo:color="#202124" loext:opacity="100%" style:font-name="Arial" fo:font-size="15pt" fo:letter-spacing="normal" fo:font-style="normal" fo:font-weight="normal" officeooo:rsid="001fa055" style:font-size-asian="15pt" style:font-size-complex="15pt"/>
    </style:style>
    <style:style style:name="T76" style:family="text">
      <style:text-properties fo:font-variant="normal" fo:text-transform="none" fo:color="#202124" loext:opacity="100%" fo:letter-spacing="normal"/>
    </style:style>
    <style:style style:name="T77" style:family="text">
      <style:text-properties fo:font-variant="normal" fo:text-transform="none" fo:color="#202124" loext:opacity="100%" fo:letter-spacing="normal" fo:font-style="normal" fo:font-weight="normal"/>
    </style:style>
    <style:style style:name="T78" style:family="text">
      <style:text-properties fo:font-variant="normal" fo:text-transform="none" fo:color="#202124" loext:opacity="100%" style:font-name="arial" fo:letter-spacing="normal" fo:font-style="normal" fo:font-weight="normal"/>
    </style:style>
    <style:style style:name="T79" style:family="text">
      <style:text-properties fo:font-variant="normal" fo:text-transform="none" fo:color="#202122" loext:opacity="100%" style:font-name="Arial" fo:font-size="15pt" fo:letter-spacing="normal" fo:font-style="normal" fo:font-weight="normal" style:font-size-asian="15pt" style:font-size-complex="15pt"/>
    </style:style>
    <style:style style:name="T80" style:family="text">
      <style:text-properties fo:font-variant="normal" fo:text-transform="none" fo:color="#0645ad" loext:opacity="100%" style:text-line-through-style="none" style:text-line-through-type="none" style:font-name="Arial" fo:font-size="15pt" fo:letter-spacing="normal" fo:font-style="normal" style:text-underline-style="none" fo:font-weight="normal" style:text-blinking="false" fo:background-color="#ffffff" loext:char-shading-value="0" style:font-size-asian="15pt" style:font-size-complex="15pt"/>
    </style:style>
    <style:style style:name="T81" style:family="text">
      <style:text-properties fo:font-variant="normal" fo:text-transform="none" fo:color="#6c6c6c" loext:opacity="100%" style:font-name="Arial" fo:font-size="15pt" fo:letter-spacing="normal" fo:font-style="normal" fo:font-weight="normal" officeooo:rsid="001fa055" style:font-size-asian="15pt" style:font-size-complex="15pt"/>
    </style:style>
    <style:style style:name="T82" style:family="text">
      <style:text-properties fo:font-variant="normal" fo:text-transform="none" fo:color="#6c6c6c" loext:opacity="100%" style:font-name="Arial" fo:font-size="15pt" fo:letter-spacing="normal" fo:font-style="normal" fo:font-weight="normal" officeooo:rsid="0069c5d6" style:font-size-asian="15pt" style:font-size-complex="15pt"/>
    </style:style>
    <style:style style:name="T83" style:family="text">
      <style:text-properties fo:font-variant="normal" fo:text-transform="none" fo:color="#00b3ac" loext:opacity="100%" style:font-name="Arial" fo:font-size="15pt" fo:letter-spacing="normal" fo:font-style="normal" style:text-underline-style="solid" style:text-underline-width="auto" style:text-underline-color="font-color" fo:font-weight="normal" officeooo:rsid="001fa055" style:font-size-asian="15pt" style:font-size-complex="15pt"/>
    </style:style>
    <style:style style:name="T84" style:family="text">
      <style:text-properties fo:font-variant="normal" fo:text-transform="none" fo:color="#1a1a24" loext:opacity="100%" style:font-name="Arial" fo:font-size="15pt" fo:letter-spacing="normal" fo:font-style="normal" fo:font-weight="normal" style:font-size-asian="15pt" style:font-size-complex="15pt"/>
    </style:style>
    <style:style style:name="T85" style:family="text">
      <style:text-properties fo:font-variant="normal" fo:text-transform="none" fo:color="#090909" loext:opacity="100%" style:font-name="Arial" fo:font-size="15pt" fo:letter-spacing="normal" fo:font-style="normal" fo:font-weight="normal" style:font-size-asian="15pt" style:font-size-complex="15pt"/>
    </style:style>
    <style:style style:name="T86" style:family="text">
      <style:text-properties fo:font-variant="normal" fo:text-transform="none" fo:color="#090909" loext:opacity="100%" style:font-name="Arial" fo:font-size="15pt" fo:letter-spacing="normal" fo:font-style="normal" fo:font-weight="normal" officeooo:rsid="0046b196" style:font-size-asian="15pt" style:font-size-complex="15pt"/>
    </style:style>
    <style:style style:name="T87" style:family="text">
      <style:text-properties fo:font-variant="normal" fo:text-transform="none" fo:color="#090909" loext:opacity="100%" style:font-name="Arial" fo:font-size="15pt" fo:letter-spacing="normal" fo:font-style="normal" fo:font-weight="normal" officeooo:rsid="00475fad" style:font-size-asian="15pt" style:font-size-complex="15pt"/>
    </style:style>
    <style:style style:name="T88" style:family="text">
      <style:text-properties fo:font-variant="normal" fo:text-transform="none" fo:color="#090909" loext:opacity="100%" fo:letter-spacing="normal" fo:font-style="normal" fo:font-weight="normal"/>
    </style:style>
    <style:style style:name="T89" style:family="text">
      <style:text-properties fo:font-variant="normal" fo:text-transform="none" fo:color="#090909" loext:opacity="100%" fo:letter-spacing="normal" fo:font-style="normal" fo:font-weight="normal" officeooo:rsid="0046b196"/>
    </style:style>
    <style:style style:name="T90" style:family="text">
      <style:text-properties fo:font-variant="normal" fo:text-transform="none" fo:color="#111111" loext:opacity="100%" fo:letter-spacing="normal"/>
    </style:style>
    <style:style style:name="T91" style:family="text">
      <style:text-properties fo:font-variant="normal" fo:text-transform="none" fo:color="#111111" loext:opacity="100%" fo:letter-spacing="normal" fo:font-style="normal" fo:font-weight="normal"/>
    </style:style>
    <style:style style:name="T92" style:family="text">
      <style:text-properties fo:font-variant="normal" fo:text-transform="none" fo:color="#111111" loext:opacity="100%" style:font-name="Arial" fo:font-size="15pt" fo:letter-spacing="normal" fo:font-style="normal" fo:font-weight="normal" style:font-size-asian="15pt" style:font-size-complex="15pt"/>
    </style:style>
    <style:style style:name="T93" style:family="text">
      <style:text-properties fo:font-variant="normal" fo:text-transform="none" fo:color="#2c40d0" loext:opacity="100%" style:font-name="Arial" fo:font-size="15pt" fo:letter-spacing="normal" fo:font-style="normal" style:text-underline-style="solid" style:text-underline-width="auto" style:text-underline-color="font-color" fo:font-weight="normal" style:font-size-asian="15pt" style:font-size-complex="15pt"/>
    </style:style>
    <style:style style:name="T94" style:family="text">
      <style:text-properties fo:font-variant="normal" fo:text-transform="none" style:font-name="Arial" fo:font-style="normal" fo:font-weight="normal" officeooo:rsid="004b6e5c" fo:background-color="#ffffcc" loext:char-shading-value="0" loext:padding="0cm" loext:border="none"/>
    </style:style>
    <style:style style:name="T95" style:family="text">
      <style:text-properties fo:font-variant="normal" fo:text-transform="none" fo:color="#4e4242" loext:opacity="100%" style:font-name="museo-sans" fo:font-size="15pt" fo:letter-spacing="normal" style:font-size-asian="15pt" style:font-size-complex="15pt"/>
    </style:style>
    <style:style style:name="T96" style:family="text">
      <style:text-properties fo:font-variant="normal" fo:text-transform="none" fo:color="#4e4242" loext:opacity="100%" style:font-name="charter" fo:font-size="15pt" fo:letter-spacing="normal" fo:font-style="italic" officeooo:rsid="004f8caa" style:font-size-asian="15pt" style:font-size-complex="15pt"/>
    </style:style>
    <style:style style:name="T97" style:family="text">
      <style:text-properties fo:font-variant="normal" fo:text-transform="none" fo:color="#ef4c23" loext:opacity="100%" style:text-line-through-style="none" style:text-line-through-type="none" style:font-name="museo-sans" fo:font-size="15pt" fo:letter-spacing="normal" style:text-underline-style="none" style:text-blinking="false" style:font-size-asian="15pt" style:font-size-complex="15pt"/>
    </style:style>
    <style:style style:name="T98" style:family="text">
      <style:text-properties fo:font-variant="normal" fo:text-transform="none" officeooo:rsid="004b5f28"/>
    </style:style>
    <style:style style:name="T99" style:family="text">
      <style:text-properties fo:font-variant="normal" fo:text-transform="none" fo:color="#666666" loext:opacity="100%" style:font-name="andale mono" fo:font-size="15pt" fo:letter-spacing="normal" fo:font-style="normal" fo:font-weight="normal" fo:background-color="#ffffff" loext:char-shading-value="0" style:font-size-asian="15pt" style:font-size-complex="15pt" loext:padding-left="0cm" loext:padding-right="0.079cm" loext:padding-top="0.079cm" loext:padding-bottom="0.079cm" loext:border-left="none" loext:border-right="0.74pt solid #f0f0f0" loext:border-top="0.74pt solid #e1e1e1" loext:border-bottom="0.74pt solid #f0f0f0"/>
    </style:style>
    <style:style style:name="T100" style:family="text">
      <style:text-properties fo:font-variant="normal" fo:text-transform="none" fo:color="#262524" loext:opacity="100%" style:font-name="Geekflare" fo:font-size="15pt" fo:letter-spacing="normal" fo:font-style="normal" fo:font-weight="normal" officeooo:rsid="00703424" style:font-size-asian="15pt" style:font-size-complex="15pt"/>
    </style:style>
    <style:style style:name="T101" style:family="text">
      <style:text-properties officeooo:rsid="000eff3b"/>
    </style:style>
    <style:style style:name="T102" style:family="text">
      <style:text-properties fo:font-weight="bold" style:font-weight-asian="bold" style:font-weight-complex="bold"/>
    </style:style>
    <style:style style:name="T103" style:family="text">
      <style:text-properties fo:font-weight="bold" officeooo:rsid="000eff3b" style:font-weight-asian="bold" style:font-weight-complex="bold"/>
    </style:style>
    <style:style style:name="T104" style:family="text">
      <style:text-properties fo:font-weight="bold" officeooo:rsid="00417a5e" style:font-weight-asian="bold" style:font-weight-complex="bold"/>
    </style:style>
    <style:style style:name="T105" style:family="text">
      <style:text-properties officeooo:rsid="00111c62"/>
    </style:style>
    <style:style style:name="T106" style:family="text">
      <style:text-properties officeooo:rsid="0012d7a9"/>
    </style:style>
    <style:style style:name="T107" style:family="text">
      <style:text-properties officeooo:rsid="0014c788"/>
    </style:style>
    <style:style style:name="T108" style:family="text">
      <style:text-properties officeooo:rsid="0017bc28"/>
    </style:style>
    <style:style style:name="T109" style:family="text">
      <style:text-properties fo:color="#000000" loext:opacity="100%"/>
    </style:style>
    <style:style style:name="T110" style:family="text">
      <style:text-properties fo:color="#000000" loext:opacity="100%" officeooo:rsid="0045fcf0"/>
    </style:style>
    <style:style style:name="T111" style:family="text">
      <style:text-properties fo:color="#000000" loext:opacity="100%" style:font-name="charter" fo:font-size="15pt" fo:font-style="italic" officeooo:rsid="005b0480" style:font-size-asian="15pt" style:font-size-complex="15pt"/>
    </style:style>
    <style:style style:name="T112" style:family="text">
      <style:text-properties fo:color="#000000" loext:opacity="100%" style:font-name="system-ui" fo:font-style="normal" fo:font-weight="normal"/>
    </style:style>
    <style:style style:name="T113" style:family="text">
      <style:text-properties fo:color="#000000" loext:opacity="100%" fo:font-style="normal" fo:font-weight="normal"/>
    </style:style>
    <style:style style:name="T114" style:family="text">
      <style:text-properties officeooo:rsid="00190146"/>
    </style:style>
    <style:style style:name="T115" style:family="text">
      <style:text-properties fo:color="#111111" loext:opacity="100%" style:font-name="Arial" fo:font-size="15pt" officeooo:rsid="00654eee" style:font-size-asian="15pt" style:font-size-complex="15pt"/>
    </style:style>
    <style:style style:name="T116" style:family="text">
      <style:text-properties fo:color="#111111" loext:opacity="100%" style:font-name="Arial" fo:font-size="15pt" officeooo:rsid="001a09b5" style:font-size-asian="15pt" style:font-size-complex="15pt"/>
    </style:style>
    <style:style style:name="T117" style:family="text">
      <style:text-properties fo:color="#111111" loext:opacity="100%" style:font-name="Arial" fo:font-size="15pt" officeooo:rsid="001a09b5" fo:background-color="#f4f4f4" loext:char-shading-value="0" style:font-size-asian="15pt" style:font-size-complex="15pt"/>
    </style:style>
    <style:style style:name="T118" style:family="text">
      <style:text-properties fo:color="#111111" loext:opacity="100%" fo:font-weight="bold" officeooo:rsid="000c120c" style:font-weight-asian="bold" style:font-weight-complex="bold"/>
    </style:style>
    <style:style style:name="T119" style:family="text">
      <style:text-properties fo:color="#111111" loext:opacity="100%" officeooo:rsid="000c120c"/>
    </style:style>
    <style:style style:name="T120" style:family="text">
      <style:text-properties fo:color="#696664" loext:opacity="100%" style:text-line-through-style="none" style:text-line-through-type="none" style:text-underline-style="none" style:text-blinking="false"/>
    </style:style>
    <style:style style:name="T121" style:family="text">
      <style:text-properties fo:color="#696664" loext:opacity="100%" style:text-line-through-style="none" style:text-line-through-type="none" style:text-underline-style="none" officeooo:rsid="00222831" style:text-blinking="false"/>
    </style:style>
    <style:style style:name="T122" style:family="text">
      <style:text-properties fo:color="#696664" loext:opacity="100%" style:text-line-through-style="none" style:text-line-through-type="none" style:text-underline-style="none" officeooo:rsid="001c69af" style:text-blinking="false"/>
    </style:style>
    <style:style style:name="T123" style:family="text">
      <style:text-properties fo:color="#696664" loext:opacity="100%" style:text-line-through-style="none" style:text-line-through-type="none" style:text-underline-style="none" officeooo:rsid="002f19bd" style:text-blinking="false"/>
    </style:style>
    <style:style style:name="T124" style:family="text">
      <style:text-properties fo:color="#696664" loext:opacity="100%" style:text-line-through-style="none" style:text-line-through-type="none" style:text-underline-style="none" officeooo:rsid="005a0c60" style:text-blinking="false"/>
    </style:style>
    <style:style style:name="T125" style:family="text">
      <style:text-properties fo:color="#696664" loext:opacity="100%" style:text-line-through-style="none" style:text-line-through-type="none" style:text-underline-style="none" officeooo:rsid="005924e9" style:text-blinking="false"/>
    </style:style>
    <style:style style:name="T126" style:family="text">
      <style:text-properties fo:color="#696664" loext:opacity="100%" style:text-line-through-style="none" style:text-line-through-type="none" style:text-underline-style="none" fo:font-weight="bold" officeooo:rsid="005a0c60" style:text-blinking="false" style:font-weight-asian="bold" style:font-weight-complex="bold"/>
    </style:style>
    <style:style style:name="T127" style:family="text">
      <style:text-properties fo:color="#696664" loext:opacity="100%" style:text-line-through-style="none" style:text-line-through-type="none" style:text-underline-style="none" fo:font-weight="bold" officeooo:rsid="005924e9" style:text-blinking="false" style:font-weight-asian="bold" style:font-weight-complex="bold"/>
    </style:style>
    <style:style style:name="T128" style:family="text">
      <style:text-properties fo:color="#696664" loext:opacity="100%" style:text-line-through-style="none" style:text-line-through-type="none" style:text-underline-style="none" fo:font-weight="bold" officeooo:rsid="0057dde1" style:text-blinking="false" style:font-weight-asian="bold" style:font-weight-complex="bold"/>
    </style:style>
    <style:style style:name="T129" style:family="text">
      <style:text-properties fo:color="#696664" loext:opacity="100%" style:text-line-through-style="none" style:text-line-through-type="none" fo:font-size="15pt" style:text-underline-style="none" style:text-blinking="false" style:font-size-asian="15pt" style:font-size-complex="15pt"/>
    </style:style>
    <style:style style:name="T130" style:family="text">
      <style:text-properties fo:color="#1b1b1b" loext:opacity="100%"/>
    </style:style>
    <style:style style:name="T131" style:family="text">
      <style:text-properties fo:color="#1b1b1b" loext:opacity="100%" officeooo:rsid="0024b5c0"/>
    </style:style>
    <style:style style:name="T132" style:family="text">
      <style:text-properties fo:color="#1b1b1b" loext:opacity="100%" officeooo:rsid="00267d1e"/>
    </style:style>
    <style:style style:name="T133" style:family="text">
      <style:text-properties officeooo:rsid="002b7b59"/>
    </style:style>
    <style:style style:name="T134" style:family="text">
      <style:text-properties officeooo:rsid="002d9d98"/>
    </style:style>
    <style:style style:name="T135" style:family="text">
      <style:text-properties officeooo:rsid="002ecdee"/>
    </style:style>
    <style:style style:name="T136" style:family="text">
      <style:text-properties officeooo:rsid="00134b18"/>
    </style:style>
    <style:style style:name="T137" style:family="text">
      <style:text-properties officeooo:rsid="001b818a"/>
    </style:style>
    <style:style style:name="T138" style:family="text">
      <style:text-properties style:font-name="charter"/>
    </style:style>
    <style:style style:name="T139" style:family="text">
      <style:text-properties style:font-name="charter" fo:font-style="italic" fo:font-weight="normal"/>
    </style:style>
    <style:style style:name="T140" style:family="text">
      <style:text-properties style:font-name="charter" fo:font-style="italic" fo:font-weight="normal" officeooo:rsid="004b6e5c"/>
    </style:style>
    <style:style style:name="T141" style:family="text">
      <style:text-properties style:font-name="charter" fo:letter-spacing="normal" fo:font-style="italic"/>
    </style:style>
    <style:style style:name="T142" style:family="text">
      <style:text-properties style:font-name="charter" fo:font-size="15pt" fo:font-style="normal" fo:font-weight="normal" style:font-size-asian="15pt" style:font-size-complex="15pt"/>
    </style:style>
    <style:style style:name="T143" style:family="text">
      <style:text-properties style:font-name="charter" fo:font-size="15pt" fo:font-style="normal" fo:font-weight="normal" officeooo:rsid="005bb316" style:font-size-asian="15pt" style:font-size-complex="15pt"/>
    </style:style>
    <style:style style:name="T144" style:family="text">
      <style:text-properties style:font-name="charter" fo:font-size="15pt" fo:font-style="italic" fo:font-weight="normal" style:font-size-asian="15pt" style:font-size-complex="15pt"/>
    </style:style>
    <style:style style:name="T145" style:family="text">
      <style:text-properties style:font-name="charter" fo:font-size="15pt" fo:font-style="italic" style:font-size-asian="15pt" style:font-size-complex="15pt"/>
    </style:style>
    <style:style style:name="T146" style:family="text">
      <style:text-properties officeooo:rsid="0034ad05"/>
    </style:style>
    <style:style style:name="T147" style:family="text">
      <style:text-properties style:font-name="Arial" fo:font-size="15pt" style:font-size-asian="15pt" style:font-size-complex="15pt"/>
    </style:style>
    <style:style style:name="T148" style:family="text">
      <style:text-properties style:font-name="Arial" fo:font-size="15pt" fo:background-color="#f2f2f2" loext:char-shading-value="0" style:font-size-asian="15pt" style:font-size-complex="15pt"/>
    </style:style>
    <style:style style:name="T149" style:family="text">
      <style:text-properties officeooo:rsid="003804b8"/>
    </style:style>
    <style:style style:name="T150" style:family="text">
      <style:text-properties officeooo:rsid="0039d72a"/>
    </style:style>
    <style:style style:name="T151" style:family="text">
      <style:text-properties officeooo:rsid="003b1e73"/>
    </style:style>
    <style:style style:name="T152" style:family="text">
      <style:text-properties officeooo:rsid="003c9998"/>
    </style:style>
    <style:style style:name="T153" style:family="text">
      <style:text-properties officeooo:rsid="003d6756"/>
    </style:style>
    <style:style style:name="T154" style:family="text">
      <style:text-properties fo:color="#292929" loext:opacity="100%"/>
    </style:style>
    <style:style style:name="T155" style:family="text">
      <style:text-properties fo:color="#292929" loext:opacity="100%" style:font-name="charter" fo:font-style="italic" fo:font-weight="normal"/>
    </style:style>
    <style:style style:name="T156" style:family="text">
      <style:text-properties fo:color="#292929" loext:opacity="100%" style:font-name="charter" fo:font-size="15pt" fo:font-weight="bold" style:font-size-asian="15pt" style:font-size-complex="15pt"/>
    </style:style>
    <style:style style:name="T157" style:family="text">
      <style:text-properties fo:color="#292929" loext:opacity="100%" style:font-name="charter" fo:font-size="15pt" fo:font-weight="bold" officeooo:rsid="004a5770" style:font-size-asian="15pt" style:font-size-complex="15pt"/>
    </style:style>
    <style:style style:name="T158" style:family="text">
      <style:text-properties fo:color="#292929" loext:opacity="100%" style:font-name="charter" fo:font-size="15pt" style:font-size-asian="15pt" style:font-size-complex="15pt"/>
    </style:style>
    <style:style style:name="T159" style:family="text">
      <style:text-properties fo:color="#292929" loext:opacity="100%" style:font-name="charter" fo:font-size="15pt" officeooo:rsid="0061ee73" style:font-size-asian="15pt" style:font-size-complex="15pt"/>
    </style:style>
    <style:style style:name="T160" style:family="text">
      <style:text-properties fo:color="#292929" loext:opacity="100%" style:font-name="charter" fo:font-size="15pt" fo:letter-spacing="normal" fo:font-style="italic" fo:font-weight="normal" style:font-size-asian="15pt" style:font-size-complex="15pt"/>
    </style:style>
    <style:style style:name="T161" style:family="text">
      <style:text-properties fo:color="#292929" loext:opacity="100%" style:font-name="charter" fo:font-size="15pt" fo:letter-spacing="normal" fo:font-style="italic" fo:font-weight="normal" officeooo:rsid="004d1cc2" style:font-size-asian="15pt" style:font-size-complex="15pt"/>
    </style:style>
    <style:style style:name="T162" style:family="text">
      <style:text-properties fo:color="#292929" loext:opacity="100%" officeooo:rsid="004003c6"/>
    </style:style>
    <style:style style:name="T163" style:family="text">
      <style:text-properties fo:color="#292929" loext:opacity="100%" fo:font-size="15pt" style:font-size-asian="15pt" style:font-size-complex="15pt"/>
    </style:style>
    <style:style style:name="T164" style:family="text">
      <style:text-properties fo:color="#292929" loext:opacity="100%" fo:font-size="15pt" fo:letter-spacing="normal" style:font-size-asian="15pt" style:font-size-complex="15pt"/>
    </style:style>
    <style:style style:name="T165" style:family="text">
      <style:text-properties fo:color="#00465d" loext:opacity="100%"/>
    </style:style>
    <style:style style:name="T166" style:family="text">
      <style:text-properties style:text-line-through-style="none" style:text-line-through-type="none" fo:letter-spacing="normal" style:text-underline-style="none" officeooo:rsid="003edef1" style:text-blinking="false"/>
    </style:style>
    <style:style style:name="T167" style:family="text">
      <style:text-properties style:text-line-through-style="none" style:text-line-through-type="none" style:font-name="Arial" fo:font-style="normal" style:text-underline-style="none" fo:font-weight="normal" officeooo:rsid="0068d47b" style:text-blinking="false"/>
    </style:style>
    <style:style style:name="T168" style:family="text">
      <style:text-properties fo:color="#3e3f39" loext:opacity="100%" style:font-name="Arial" fo:font-size="15pt" fo:letter-spacing="normal" fo:font-style="italic" fo:font-weight="normal" style:font-size-asian="15pt" style:font-size-complex="15pt"/>
    </style:style>
    <style:style style:name="T169" style:family="text">
      <style:text-properties fo:color="#3e3f39" loext:opacity="100%" style:font-name="Arial" fo:font-size="15pt" fo:letter-spacing="normal" style:font-size-asian="15pt" style:font-size-complex="15pt"/>
    </style:style>
    <style:style style:name="T170" style:family="text">
      <style:text-properties fo:font-style="normal" fo:font-weight="normal"/>
    </style:style>
    <style:style style:name="T171" style:family="text">
      <style:text-properties fo:font-style="normal" fo:font-weight="normal" officeooo:rsid="0038b8ee"/>
    </style:style>
    <style:style style:name="T172" style:family="text">
      <style:text-properties officeooo:rsid="0044aaa7"/>
    </style:style>
    <style:style style:name="T173" style:family="text">
      <style:text-properties officeooo:rsid="0046695c"/>
    </style:style>
    <style:style style:name="T174" style:family="text">
      <style:text-properties officeooo:rsid="003ea0d6"/>
    </style:style>
    <style:style style:name="T175" style:family="text">
      <style:text-properties officeooo:rsid="00328b36"/>
    </style:style>
    <style:style style:name="T176" style:family="text">
      <style:text-properties officeooo:rsid="0036e081"/>
    </style:style>
    <style:style style:name="T177" style:family="text">
      <style:text-properties officeooo:rsid="0049081b"/>
    </style:style>
    <style:style style:name="T178" style:family="text">
      <style:text-properties officeooo:rsid="004f8caa"/>
    </style:style>
    <style:style style:name="T179" style:family="text">
      <style:text-properties officeooo:rsid="00513d28"/>
    </style:style>
    <style:style style:name="T180" style:family="text">
      <style:text-properties officeooo:rsid="005237dc"/>
    </style:style>
    <style:style style:name="T181" style:family="text">
      <style:text-properties fo:letter-spacing="normal" officeooo:rsid="0055e12b"/>
    </style:style>
    <style:style style:name="T182" style:family="text">
      <style:text-properties officeooo:rsid="005279e8"/>
    </style:style>
    <style:style style:name="T183" style:family="text">
      <style:text-properties officeooo:rsid="004c6187"/>
    </style:style>
    <style:style style:name="T184" style:family="text">
      <style:text-properties style:font-name="inherit" fo:font-size="15pt" fo:font-style="italic" fo:font-weight="bold" fo:background-color="#f2f2f2" loext:char-shading-value="0" style:font-size-asian="15pt" style:font-size-complex="15pt" loext:padding="0cm" loext:border="none"/>
    </style:style>
    <style:style style:name="T185" style:family="text">
      <style:text-properties officeooo:rsid="00603626"/>
    </style:style>
    <style:style style:name="T186" style:family="text">
      <style:text-properties officeooo:rsid="0062923f"/>
    </style:style>
    <style:style style:name="T187" style:family="text">
      <style:text-properties officeooo:rsid="0066cbd8"/>
    </style:style>
    <style:style style:name="T188" style:family="text">
      <style:text-properties officeooo:rsid="006d5e0f"/>
    </style:style>
    <style:style style:name="T189" style:family="text">
      <style:text-properties fo:font-size="15pt" style:font-size-asian="15pt" style:font-size-complex="15pt"/>
    </style:style>
    <style:style style:name="T190" style:family="text">
      <style:text-properties fo:font-size="15pt" style:font-size-asian="15pt" style:font-size-complex="15pt" loext:padding="0cm" loext:border="none"/>
    </style:style>
    <style:style style:name="T191" style:family="text">
      <style:text-properties fo:font-size="15pt" fo:font-style="normal" fo:font-weight="normal" style:font-size-asian="15pt" style:font-size-complex="15pt"/>
    </style:style>
    <style:style style:name="T192" style:family="text">
      <style:text-properties fo:font-size="15pt" fo:font-style="normal" style:text-underline-style="solid" style:text-underline-width="auto" style:text-underline-color="font-color" fo:font-weight="normal" style:font-size-asian="15pt" style:font-size-complex="15pt"/>
    </style:style>
    <style:style style:name="T193" style:family="text">
      <style:text-properties fo:font-size="15pt" style:text-underline-style="solid" style:text-underline-width="auto" style:text-underline-color="font-color" style:font-size-asian="15pt" style:font-size-complex="15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lossary</text:p>
      <text:p text:style-name="P4"/>
      <text:p text:style-name="P19"><text:span text:style-name="T133">Api: </text:span>Put simply, an API is a “handshake” between your application and another service.</text:p>
      <text:p text:style-name="P19"/>
      <text:p text:style-name="P105"><text:bookmark text:name="ddb1"/><text:span text:style-name="T12">Api: </text:span><text:span text:style-name="T13"> APIs are like fictional cars, which can carry the same passengers (data) by different means- land, air, and water. They know exactly what medium to use when commuting to different places (programs).</text:span><text:span text:style-name="T12">Api</text:span></text:p>
      <text:p text:style-name="P54"><text:span text:style-name="T115">Async/Await:</text:span><text:span text:style-name="T70">The </text:span><text:span text:style-name="Source_20_Text"><text:span text:style-name="T99">async</text:span></text:span><text:span text:style-name="T70">/</text:span><text:span text:style-name="Source_20_Text"><text:span text:style-name="T99">await</text:span></text:span><text:span text:style-name="T71"> </text:span><text:span text:style-name="T70">pattern allows non-blocking code to be written as though it’s blocking code.</text:span></text:p>
      <text:p text:style-name="P136"/>
      <text:p text:style-name="P1"><text:span text:style-name="T55">Async = </text:span><text:span text:style-name="T56">An async function is a function declared with the </text:span><text:span text:style-name="Source_20_Text"><text:span text:style-name="T117">async</text:span></text:span><text:span text:style-name="T60"> </text:span><text:span text:style-name="T56">keyword, and the </text:span><text:span text:style-name="Source_20_Text"><text:span text:style-name="T117">await</text:span></text:span><text:span text:style-name="T60"> </text:span><text:span text:style-name="T56">keyword is permitted withi</text:span><text:span text:style-name="T55">n </text:span><text:span text:style-name="T56">them. The </text:span><text:span text:style-name="Source_20_Text"><text:span text:style-name="T117">async</text:span></text:span><text:span text:style-name="T60"> </text:span><text:span text:style-name="T56">and </text:span><text:span text:style-name="Source_20_Text"><text:span text:style-name="T117">await</text:span></text:span><text:span text:style-name="T60"> </text:span><text:span text:style-name="T56">keywords enable asynchronous, promise-based behavior to be written in a cleaner style, avoiding the need to explicitly configure promise chains.</text:span></text:p>
      <text:p text:style-name="P5"/>
      <text:p text:style-name="P16"><text:span text:style-name="T116">Async = </text:span><text:span text:style-name="T65">The word “async” before a function means one simple thing: a function always returns a promise. Other values are wrapped in a resolved promise automatically.</text:span><text:span text:style-name="T66">(</text:span><text:span text:style-name="T65"> </text:span><text:span text:style-name="Source_20_Text"><text:span text:style-name="T67">async</text:span></text:span><text:span text:style-name="T65"> ensures that the function returns a promise, and wraps non-promises in it.</text:span><text:span text:style-name="T66">)</text:span><text:span text:style-name="T65"> </text:span></text:p>
      <text:p text:style-name="P38"/>
      <text:p text:style-name="P57"><text:span text:style-name="T69">Async/Await: </text:span><text:bookmark text:name="49f9"/><text:span text:style-name="T68">The word “async” before a function means one simple thing: a function always returns a promise.</text:span><text:bookmark text:name="8273"/><text:span text:style-name="T68"> <text:s/></text:span><text:span text:style-name="T37">The keyword “await” makes JavaScript wait until that promise settles and returns its result.</text:span></text:p>
      <text:p text:style-name="P39"/>
      <text:p text:style-name="P40"/>
      <text:p text:style-name="P96"><text:span text:style-name="T66">Await: </text:span><text:span text:style-name="T65">The keyword </text:span><text:span text:style-name="Source_20_Text"><text:span text:style-name="T67">await</text:span></text:span><text:span text:style-name="T65"> makes JavaScript wait until that promise settles and returns its result.</text:span></text:p>
      <text:p text:style-name="P104"><text:line-break/></text:p>
      <text:p text:style-name="P4"/>
      <text:p text:style-name="P58"><text:span text:style-name="T1">Buisness Logic: </text:span><text:span text:style-name="T77">Business logic is the custom rules or algorithms that handle the exchange of information between a database and user interface. Business logic is essentially the part of a computer program that contains the information (in the form of business rules) that defines or constrains how a business operates.</text:span></text:p>
      <text:p text:style-name="P41"/>
      <text:p text:style-name="P53"><text:soft-page-break/><text:span text:style-name="T74">Buisness Logic: </text:span><text:span text:style-name="T92">Business logic is the custom rules or </text:span><text:a xlink:type="simple" xlink:href="https://www.investopedia.com/terms/a/algorithm.asp" text:style-name="Internet_20_link" text:visited-style-name="Visited_20_Internet_20_Link"><text:span text:style-name="T93">algorithms</text:span></text:a><text:span text:style-name="T92"> that handle the exchange of information between a database and user interface. Business logic is essentially the part of a computer program that contains the information (in the form of business rules) that defines or constrains how a business operates. Such business rules are operational policies that are usually expressed in true or false binaries. Business logic can be seen in the workflows that they support, such as in sequences or steps that specify in detail the proper flow of information or data, and therefore decision-making. Business logic is also known as "domain logic."</text:span></text:p>
      <text:p text:style-name="P43"/>
      <text:p text:style-name="P87"><text:bookmark text:name="37f1"/>Business logic layer. This layer contains a set of components that are responsible for processing the data received from the UI layer. It implements all the necessary application logic, all the calculations. It interacts with the database and passes the result of processing to the UI layer.</text:p>
      <text:p text:style-name="P43"/>
      <text:p text:style-name="P41"/>
      <text:p text:style-name="P2"><text:span text:style-name="T75">Buisness Logic: </text:span><text:span text:style-name="T79">In computer </text:span><text:a xlink:type="simple" xlink:href="https://en.wikipedia.org/wiki/Software" text:style-name="Internet_20_link" text:visited-style-name="Visited_20_Internet_20_Link"><text:span text:style-name="T80">software</text:span></text:a><text:span text:style-name="T79">, business logic or domain logic is the part of the program that encodes the real-world </text:span><text:a xlink:type="simple" xlink:href="https://en.wikipedia.org/wiki/Business_rule" text:style-name="Internet_20_link" text:visited-style-name="Visited_20_Internet_20_Link"><text:span text:style-name="T80">business rules</text:span></text:a><text:span text:style-name="T79"> that determine how data can be </text:span><text:a xlink:type="simple" xlink:href="https://en.wikipedia.org/wiki/Create,_read,_update_and_delete" text:style-name="Internet_20_link" text:visited-style-name="Visited_20_Internet_20_Link"><text:span text:style-name="T80">created, stored, and changed</text:span></text:a><text:span text:style-name="T79">. It is contrasted with the remainder of the software that might be concerned with lower-level details of managing a </text:span><text:a xlink:type="simple" xlink:href="https://en.wikipedia.org/wiki/Database" text:style-name="Internet_20_link" text:visited-style-name="Visited_20_Internet_20_Link"><text:span text:style-name="T80">database</text:span></text:a><text:span text:style-name="T79"> or displaying the </text:span><text:a xlink:type="simple" xlink:href="https://en.wikipedia.org/wiki/User_interface" text:style-name="Internet_20_link" text:visited-style-name="Visited_20_Internet_20_Link"><text:span text:style-name="T80">user interface</text:span></text:a><text:span text:style-name="T79">, system infrastructure, or generally connecting various parts of the program.</text:span></text:p>
      <text:p text:style-name="P42"/>
      <text:p text:style-name="P2"><text:span text:style-name="T81">Business logic is the programming that manages communication between an end user interface and a database. The main components of business logic are </text:span><text:a xlink:type="simple" xlink:href="https://whatis.techtarget.com/definition/business-rule" text:style-name="Internet_20_link" text:visited-style-name="Visited_20_Internet_20_Link"><text:span text:style-name="T83">business rules</text:span></text:a><text:span text:style-name="T81"> and </text:span><text:a xlink:type="simple" xlink:href="https://searchcio.techtarget.com/definition/workflow" text:style-name="Internet_20_link" text:visited-style-name="Visited_20_Internet_20_Link"><text:span text:style-name="T83">workflows</text:span></text:a><text:span text:style-name="T81">. A business rule describes a specific procedure; a workflow consists of the tasks, procedural steps, required input and output information, and tools needed for each step of that procedure. Business logic describes the sequence of operations associated with data in a database to carry out the business rule.</text:span></text:p>
      <text:p text:style-name="P137"/>
      <text:p text:style-name="P56"><text:span text:style-name="T81">C</text:span><text:span text:style-name="T82">all stack:</text:span><text:bookmark text:name="b103"/><text:span text:style-name="T20">In order to manage execution contexts (Global Execution Context and Function Execution Context), JavaScript employs a </text:span><text:span text:style-name="Strong_20_Emphasis"><text:span text:style-name="T22">call stack</text:span></text:span><text:span text:style-name="T20">. This call stack utilizes the concept of LIFO — Last In First Out. When executing a script, JavaScript creates a Global Execution Context and pushes it to the top of the call stack.</text:span></text:p>
      <text:p text:style-name="P117"><text:bookmark text:name="2954"/><text:soft-page-break/>Every time that a function is called, JavaScript creates a Function Execution Context for the function, pushes this function to the top of the call stack and begins executing the function.</text:p>
      <text:p text:style-name="P117"><text:bookmark text:name="a066"/>When a functions calls another function, JavaScript creates a new Function Execution Context for this function and pushes it to the top of the call stack. When the current function is resolved it is popped off the call stack and execution is resumed where it left off. The script will conclude when the call stack is empty.</text:p>
      <text:p text:style-name="P138"/>
      <text:p text:style-name="P34"/>
      <text:p text:style-name="P34"><text:span text:style-name="T108">Callback: </text:span>A callback function executes when an asynchronous operation completes</text:p>
      <text:p text:style-name="P34"/>
      <text:p text:style-name="P68"><text:span text:style-name="T153">Callback Function:</text:span>A callback function is a function passed as an argument to another function, which is then invoked inside the outer function. Callback functions are often executed once an event has occurred or a task has completed.</text:p>
      <text:p text:style-name="P69"><text:span text:style-name="T174">Coding: </text:span><text:span text:style-name="T154">Code is essentially a bunch of ideas that are systematically arranged in a certain way to create an interface for users to interact with. The process of coding itself requires a certain level of introversion and self-driven learning.</text:span></text:p>
      <text:p text:style-name="P65"><text:bookmark text:name="1222"/><text:span text:style-name="Strong_20_Emphasis"><text:span text:style-name="T157">Container: </text:span></text:span><text:span text:style-name="Strong_20_Emphasis"><text:span text:style-name="T156">Container</text:span></text:span><text:span text:style-name="T158"> refers to a lightweight, stand-alone, executable package of a piece of software that allows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the machine might have that could differ from the machine used for writing and testing the code.</text:span></text:p>
      <text:p text:style-name="P117"><text:bookmark text:name="d830"/><text:soft-page-break/>In a way, Docker is a bit like a virtual machine. But unlike a virtual machine, rather than creating a whole virtual operating system, Docker allows applications to use the same Linux kernel as the system that they’re running on and only requires applications to be shipped with things not already running on the host computer. Also, containers are created and booted in seconds, use fewer resources while a VM takes time to boot and use more resources.</text:p>
      <text:p text:style-name="P75"/>
      <text:p text:style-name="P75"/>
      <text:p text:style-name="P70"><text:span text:style-name="T162">Class:</text:span><text:span text:style-name="T154">Class in JavaScript serves the same purpose as in any OOP language, i.e to create a blueprint for objects.</text:span></text:p>
      <text:p text:style-name="P104"><text:line-break/></text:p>
      <text:p text:style-name="P34"/>
      <text:p text:style-name="P48"><text:span text:style-name="T151">Classes</text:span> Unlike the classes in Object-Oriented Mode, JavaScript classes are just special type of functions. But instead of using the "function" keyword we use the "class". It was introduced in JavaScript to make the syntax look like other object-oriented languages (java, python, c++).</text:p>
      <text:p text:style-name="P34"/>
      <text:p text:style-name="P49"><text:span text:style-name="T114">Closure: </text:span>A closure is a function having access to the parent scope, even after the parent function has closed.</text:p>
      <text:p text:style-name="P49"/>
      <text:p text:style-name="P14"><text:span text:style-name="T45">Closure:</text:span><text:span text:style-name="T54">A </text:span><text:span text:style-name="Strong_20_Emphasis"><text:span text:style-name="T54">closure</text:span></text:span><text:span text:style-name="T59"> </text:span><text:span text:style-name="T54">is the combination of a function bundled together (enclosed) with references to its surrounding state (the </text:span><text:span text:style-name="Strong_20_Emphasis"><text:span text:style-name="T54">lexical environment</text:span></text:span><text:span text:style-name="T54">). In other words, a closure gives you access to an outer function’s scope from an inner function. In JavaScript, closures are created every time a function is created, at function creation time.</text:span></text:p>
      <text:p text:style-name="P51"/>
      <text:p text:style-name="P89"><text:bookmark text:name="4e8f"/><text:span text:style-name="T131">Closure: </text:span><text:span text:style-name="T130">The closure is a function that accesses its lexical scope even executed outside of its lexical scope.</text:span></text:p>
      <text:p text:style-name="P90"><text:span text:style-name="T132">Closure: <text:s/></text:span><text:span text:style-name="T130">The closure is a function that remembers the variables from the place where it is defined, regardless of where it is executed later.</text:span></text:p>
      <text:p text:style-name="P103"><text:bookmark text:name="638f"/><text:soft-page-break/><text:span text:style-name="T26">Closure: </text:span><text:span text:style-name="T25">A closure is a function within another function that is able to access variables defined within the outer function. This inner function is technically </text:span><text:span text:style-name="Emphasis"><text:span text:style-name="T29">the closure</text:span></text:span><text:span text:style-name="T25"> and again is able to access variables defined within the parent (or outer) function, as well as variables defined within it’s own scope and global variables. However, the parent function does not have access to the variables of the inner function.</text:span></text:p>
      <text:p text:style-name="P117"><text:bookmark text:name="c889"/>Closures are helpful to employ when you would like to pass variables, arrays, or methods from an outer function to an inner function in order to extend behavior.</text:p>
      <text:p text:style-name="P104"><text:line-break/></text:p>
      <text:p text:style-name="P51"/>
      <text:p text:style-name="P14"><text:span text:style-name="T57">Closure: </text:span><text:span text:style-name="T30">A closure is a kind of a bundle containing the function and the references to the surrounding state (</text:span><text:span text:style-name="Emphasis"><text:span text:style-name="T35">lexical scope</text:span></text:span><text:span text:style-name="T30">), which means that function has access to its outer scope. And closure is created every time a new function gets created in JavaScript.</text:span></text:p>
      <text:p text:style-name="P20"/>
      <text:p text:style-name="P59"><text:bookmark text:name="81cf"/><text:bookmark text:name="81cf3"/><text:bookmark text:name="81cf2"/><text:span text:style-name="T11">Closure:</text:span><text:bookmark text:name="81cf1"/><text:span text:style-name="T11"> </text:span><text:bookmark text:name="81cf4"/><text:span text:style-name="T11"><text:s text:c="2"/>Closure allows you to give accessibility to data inside a function without directly modifying them. This way, you can protect your code while giving others the ability to extend it. Especially when you public a library.</text:span></text:p>
      <text:p text:style-name="P21"/>
      <text:p text:style-name="P22"><text:span text:style-name="T135">Closure: </text:span><text:span text:style-name="T134">A “closure” by definition in JavaScript means when a function remembers its lexical environment, therefore able to access variables that live there.</text:span></text:p>
      <text:p text:style-name="P22"/>
      <text:p text:style-name="P52"><text:span text:style-name="T31">Closure: </text:span><text:span text:style-name="T168">A </text:span><text:span text:style-name="Strong_20_Emphasis"><text:span text:style-name="T168">Closure</text:span></text:span><text:span text:style-name="T169"> </text:span><text:span text:style-name="T168">is a feature that allows a function reference variable bindings from the lexical scope surrounding it at author time; irrespective of where the function is invoked.</text:span></text:p>
      <text:p text:style-name="P64"/>
      <text:p text:style-name="P102"><text:bookmark text:name="273a"/><text:span text:style-name="T27">Comparison Function: </text:span><text:span text:style-name="T25">This is because numbers are </text:span><text:span text:style-name="Strong_20_Emphasis"><text:span text:style-name="T28">considered as strings </text:span></text:span><text:span text:style-name="T25">therefore </text:span><text:span text:style-name="Emphasis"><text:span text:style-name="T29">100000</text:span></text:span><text:span text:style-name="T25"> comes before </text:span><text:span text:style-name="Emphasis"><text:span text:style-name="T29">21</text:span></text:span><text:span text:style-name="T25">. In order to sort them as numbers, you have to define a </text:span><text:span text:style-name="Strong_20_Emphasis"><text:span text:style-name="T28">compareFunction </text:span></text:span><text:span text:style-name="T25">and pass it to the sort method:</text:span></text:p>
      <text:p text:style-name="P62"/>
      <text:p text:style-name="P51"/>
      <text:p text:style-name="P98"><text:bookmark text:name="bb70"/><text:soft-page-break/><text:span text:style-name="T58">Currying: </text:span><text:span text:style-name="T35">In mathematics and computer science, </text:span><text:span text:style-name="Strong_20_Emphasis"><text:span text:style-name="T36">currying is the technique of converting a function that takes multiple arguments into a sequence of functions that each take a single argument</text:span></text:span><text:span text:style-name="T35">.</text:span></text:p>
      <text:p text:style-name="P104"><text:line-break/></text:p>
      <text:p text:style-name="P12"/>
      <text:p text:style-name="P47">Destructuring is a JavaScript expression that helps you to extract data from arrays, objects, maps and sets into their own variable. It helps you to extract properties from an object or even items from an array. It can extract multiple items or properties at a time.</text:p>
      <text:p text:style-name="P12"/>
      <text:p text:style-name="P6"><text:span text:style-name="T102">Database: </text:span>A Databse Is a container that holds tables and SQL structures related to those tables!!!</text:p>
      <text:p text:style-name="P6"/>
      <text:p text:style-name="P80"><text:bookmark text:name="72ce"/>Data access layer. It stores the data models. It also hosts specific classes for working with different data access technologies, like ORM.</text:p>
      <text:p text:style-name="P6"/>
      <text:p text:style-name="P6"/>
      <text:p text:style-name="P7"><text:span text:style-name="T136">Design Patterns: </text:span><text:span text:style-name="T9"> </text:span><text:span text:style-name="T10">Design Patterns describe problems and solutions.</text:span></text:p>
      <text:p text:style-name="P23"/>
      <text:p text:style-name="P23"><text:span text:style-name="T107">Desgn Patterns:</text:span>Design Pattern is a simple, scalable, highly reusable solution to a recurring software architecture problem.</text:p>
      <text:p text:style-name="P23"/>
      <text:p text:style-name="P30"><text:span text:style-name="T179">Design Pattern:</text:span>A Design Pattern is a simple, scalable, highly reusable solution to a recurring software architecture problem. Twenty-three of those patterns were compiled in a best seller book by the Gang of Four in the early 90s, which very quickly gained widespread adoption and became a cornerstone of the software development field.</text:p>
      <text:p text:style-name="P30"/>
      <text:p text:style-name="P31"><text:span text:style-name="T182">Design Pattern:</text:span>Design Patterns aren't about classes, objects, or even composition vs inheritance. They are a compendium of complex problems and their simple, scalable, highly reusable solutions — and that's where our focus should be.</text:p>
      <text:p text:style-name="P23"/>
      <text:p text:style-name="P76"><text:bookmark text:name="91a8"/><text:span text:style-name="T177">Docker: </text:span> <text:span text:style-name="T138">Docker </text:span><text:bookmark text:name="rmm15"/><text:bookmark text:name="rmm14"/><text:bookmark text:name="rmm13"/><text:bookmark text:name="rmm12"/><text:bookmark text:name="rmm11"/><text:bookmark text:name="rmm10"/><text:bookmark text:name="rmm9"/><text:bookmark text:name="rmm8"/><text:bookmark text:name="rmm7"/><text:bookmark text:name="rmm6"/><text:bookmark text:name="rmm5"/><text:bookmark text:name="rmm4"/><text:bookmark text:name="rmm3"/><text:bookmark text:name="rmm2"/><text:bookmark text:name="rmm1"/><text:span text:style-name="T138">is a containerization platform that solves the libraries and dependency issues once and for all. As the tester and developer now have the same system running on Docker </text:span><text:soft-page-break/><text:span text:style-name="T138">container, they both are able to run the application in the Docker environment without having to face differences in dependencies issues as before.</text:span></text:p>
      <text:p text:style-name="P117"><text:bookmark text:name="7f17"/>In simple terms, you can now wrap up all the pieces your software needs in a single unit called a docker image, then ship or share this image with anyone. And, as long as the recipient has Docker, they will be able to run or test your project. Gone are the days of, “But it worked on my machine!”</text:p>
      <text:p text:style-name="P23"/>
      <text:p text:style-name="P23"/>
      <text:p text:style-name="P71">DOM stands for Document Object Model. It is a programming interface that allows us to create, change, or remove elements from the document. We can also add events to these elements to make our page more dynamic.</text:p>
      <text:p text:style-name="P128"><text:span text:style-name="T146">Dom: </text:span>The DOM views an HTML document as a tree of nodes. A node represents an HTML element.</text:p>
      <text:p text:style-name="P128"/>
      <text:p text:style-name="P129"><text:span text:style-name="T188">DOM: </text:span>DOM stands for Document Object Model and represents all that series of objects that define the structure and content of a web page. In practice, we can say that the DOM represents the web page, which can then be modified using scripting languages ​​(such as JavaScript).</text:p>
      <text:p text:style-name="P128"/>
      <text:p text:style-name="P130"><text:span text:style-name="T2">Dynamic Programming:</text:span><text:span text:style-name="T78">Dynamic Programming (commonly referred to as DP) is an algorithmic technique for solving a problem by recursively breaking it down into simpler subproblems</text:span><text:span text:style-name="T76"> </text:span><text:span text:style-name="T78">and using the fact that the optimal solution to the overall problem depends upon the optimal solution to it's individual subproblems.</text:span></text:p>
      <text:p text:style-name="P23"/>
      <text:p text:style-name="P23"/>
      <text:p text:style-name="P23">The best way to study a pattern is to ask yourself what problem it tries to solve, then consider a naïve solution to that problem and compare it to the one proposed by the pattern. Trying to apply both solutions to a realistic example is also a very helpful way to internalize those concepts. <text:soft-page-break/>Only after that we should start discussing the pattern in terms of specific paradigms.</text:p>
      <text:p text:style-name="P4"/>
      <text:p text:style-name="P8"><text:span text:style-name="T103">Endpoint</text:span><text:span text:style-name="T101">: </text:span><text:span text:style-name="T5">An endpoint is simply a unique URL you call to interact with another system.</text:span></text:p>
      <text:p text:style-name="P44"/>
      <text:p text:style-name="P32"><text:span text:style-name="T180">Engineer: </text:span>An engineer’s job isn’t to use tools, but to provide simple solutions to complex problems — the tools are simply the way we express those.</text:p>
      <text:p text:style-name="P32"/>
      <text:p text:style-name="P55"><text:span text:style-name="T21">Event Loop:</text:span><text:span text:style-name="T20">But JS in fact is a single thread, and the Js engine is abusing 2 memory data structures: </text:span><text:span text:style-name="Emphasis"><text:span text:style-name="T160">function</text:span></text:span><text:span text:style-name="T39"> </text:span><text:span text:style-name="Emphasis"><text:span text:style-name="T160">stack</text:span></text:span><text:span text:style-name="T39"> </text:span><text:span text:style-name="T20">and </text:span><text:span text:style-name="Emphasis"><text:span text:style-name="T160">task</text:span></text:span><text:span text:style-name="T39"> </text:span><text:span text:style-name="Emphasis"><text:span text:style-name="T160">queue</text:span></text:span><text:span text:style-name="T20">. The interaction with </text:span><text:span text:style-name="Emphasis"><text:span text:style-name="T160">stack</text:span></text:span><text:span text:style-name="T39"> </text:span><text:span text:style-name="T20">and </text:span><text:span text:style-name="Emphasis"><text:span text:style-name="T160">queue</text:span></text:span><text:span text:style-name="T39"> </text:span><text:span text:style-name="T20">is also called the </text:span><text:span text:style-name="Emphasis"><text:span text:style-name="T160">event loop</text:span></text:span><text:span text:style-name="T20">.</text:span></text:p>
      <text:p text:style-name="P44"/>
      <text:p text:style-name="P3"><text:span text:style-name="Strong_20_Emphasis"><text:span text:style-name="T40">Event Loop:</text:span></text:span><text:span text:style-name="T40"> An event loop is a programming design pattern that works in the background and processes multiple works. The event loop creates a connection between callback Stack and callBack queue.</text:span></text:p>
      <text:p text:style-name="P24"/>
      <text:p text:style-name="P15"><text:span text:style-name="T32">Event Loop:</text:span><text:span text:style-name="T30">Event-loop’s job is to act as a middleman between </text:span><text:span text:style-name="Strong_20_Emphasis"><text:span text:style-name="T30">queue</text:span></text:span><text:span text:style-name="T30"> and </text:span><text:span text:style-name="Strong_20_Emphasis"><text:span text:style-name="T30">stack;</text:span></text:span><text:span text:style-name="T30"> if there’s nothing in the stack then code in the queue will get pushed to the stack and start executing.</text:span></text:p>
      <text:p text:style-name="P24"/>
      <text:p text:style-name="P25"><text:span text:style-name="T175">Event Loop:</text:span>The event loop is a mechanism with JavaScript runtime that is responsible for creating the illusion of synchronicity. JavaScript itself is single-threaded. The event loop handles the shuffling of instructions to make sure that the unpredictable tasks get run when the response is ready.</text:p>
      <text:p text:style-name="P25"/>
      <text:p text:style-name="P60"><text:span text:style-name="T14">Event Loop:</text:span><text:span text:style-name="T10">JavaScript is a </text:span><text:bookmark text:name="rmm"/><text:span text:style-name="T10">single threaded programming language. But JavaScript supports asynchronous feature. The event loop basically handles JavaScript’s asynchronous behavior. JS executes all operations on a single thread, but using a few smart data structures like webAPI in browser, it gives us the illusion of multi-threading.</text:span></text:p>
      <text:p text:style-name="P139"/>
      <text:p text:style-name="P61"><text:span text:style-name="T16">Event Loop:</text:span><text:span text:style-name="T18">The Event Loop has one simple job — to monitor the Call Stack and the Callback Queue. </text:span></text:p>
      <text:p text:style-name="P24"/>
      <text:p text:style-name="P3"><text:span text:style-name="T41">Execution Context:</text:span><text:span text:style-name="T40">Any time you run a JavaScript file on your browser, an execution context is created. An execution context is just an environment created for a block of code that’s currently being executed. So on running the file, initially a “</text:span><text:span text:style-name="Strong_20_Emphasis"><text:span text:style-name="T40">Global execution context”</text:span></text:span><text:span text:style-name="T40"> is created for </text:span><text:soft-page-break/><text:span text:style-name="T40">the whole file. When the JS engine goes through the file and comes across a function, a separate </text:span><text:span text:style-name="Strong_20_Emphasis"><text:span text:style-name="T40">functional execution context</text:span></text:span><text:span text:style-name="T40"> is created. The code inside these contexts is executed in essentially 2 phases. A “</text:span><text:span text:style-name="Strong_20_Emphasis"><text:span text:style-name="T40">Creation phase” </text:span></text:span><text:span text:style-name="T40">and an “</text:span><text:span text:style-name="Strong_20_Emphasis"><text:span text:style-name="T40">Execution Phase</text:span></text:span><text:span text:style-name="T40">”.</text:span></text:p>
      <text:p text:style-name="P24"/>
      <text:p text:style-name="P13"><text:span text:style-name="Strong_20_Emphasis"><text:span text:style-name="T30">Execution Context: <text:s/></text:span></text:span><text:span text:style-name="T30"><text:s/>is. In simple terms, it’s an environment created for a block of code and its dependencies.  <text:s/> JavaScript engine looks at a piece of code, checks what all resources it needs to execute, and then bundles them all together in a block. This block is an execution context created for that piece of code. There could be several such execution contexts in a script. Let’s take a look at an example to understand it better.</text:span></text:p>
      <text:p text:style-name="P24"/>
      <text:p text:style-name="P9"><text:span text:style-name="T15">Expression:</text:span><text:span text:style-name="T10">An expression is everything in code that can be evaluated. </text:span></text:p>
      <text:p text:style-name="P24"/>
      <text:p text:style-name="P28"><text:span text:style-name="T170"> </text:span><text:span text:style-name="T171">Functional programming: </text:span><text:span text:style-name="T170">The imperative style revolves around writing the instructions (statements). Functional programming, on the other hand, is about describing our data.</text:span></text:p>
      <text:p text:style-name="P24"/>
      <text:p text:style-name="P28"><text:span text:style-name="T112">Good code is code that’s fast to work with.</text:span><text:span text:style-name="T113"> </text:span><text:span text:style-name="T112">Good code is easy to understand and change. To me it’s nothing more than that.</text:span></text:p>
      <text:p text:style-name="P24"/>
      <text:p text:style-name="P18"><text:span text:style-name="T143">GarphQL: </text:span><text:span text:style-name="T142">GraphQL is a query language that provides a way to ask for </text:span><text:span text:style-name="Emphasis"><text:span text:style-name="T144">the data</text:span></text:span><text:span text:style-name="T191"> </text:span><text:span text:style-name="T142">(here is the catch!) from the server via the </text:span><text:a xlink:type="simple" xlink:href="https://www.freecodecamp.org/news/what-is-an-api-in-english-please-b880a3214a82/" office:target-frame-name="_blank" xlink:show="new" text:style-name="Internet_20_link" text:visited-style-name="Visited_20_Internet_20_Link"><text:span text:style-name="T192">API</text:span></text:a><text:span text:style-name="T191"> </text:span><text:span text:style-name="T142">(hmm that sounds simple!)</text:span></text:p>
      <text:p text:style-name="P24"/>
      <text:p text:style-name="P24"><text:span text:style-name="T176">Heroku: </text:span>Heroku is a platform as a service (PaaS) that enables developers to build, run, and operate applications entirely on the cloud. It supports many languages such as Ruby, Java, Scala, Python, PHP, and more.</text:p>
      <text:p text:style-name="P24"/>
      <text:p text:style-name="P17"><text:span text:style-name="T33">Hooks:</text:span><text:span text:style-name="T30">So what about hooks? </text:span><text:span text:style-name="Strong_20_Emphasis"><text:span text:style-name="T30">Well they return variables and functions </text:span></text:span><text:span text:style-name="T30">rather than JSX.</text:span></text:p>
      <text:p text:style-name="P44"/>
      <text:p text:style-name="P32"><text:span text:style-name="T186">IDE:</text:span>An IDE, or Integrated Development Environment, enables programmers to consolidate the different aspects of writing a computer program. IDEs increase programmer productivity by combining common activities of writing software into a single application: editing source code, building executables, and debugging.</text:p>
      <text:p text:style-name="P32"/>
      <text:p text:style-name="P37"><text:soft-page-break/><text:span text:style-name="T187">Java: </text:span>Unlike JavaScript and Python which execute source code in real time using an interpreter, Java is a compiled language. This means a compiler is used (instead of an interpreter) to convert Java source code into a form the computer can understand.</text:p>
      <text:p text:style-name="P35"/>
      <text:p text:style-name="P35"><text:span text:style-name="T106">Javascript: </text:span>JavaScript is a single-threaded, non-blocking, asynchronous, concurrent programming language with lots of flexibility.</text:p>
      <text:p text:style-name="P35"/>
      <text:p text:style-name="P33"><text:span text:style-name="T159">Language:</text:span><text:span text:style-name="T158">To clarify this misconception, we have to first define what a language really is. Basically, it’s a structured set of grammar rules, specific syntax and </text:span><text:a xlink:type="simple" xlink:href="https://en.wikipedia.org/wiki/Lexeme" office:target-frame-name="_blank" xlink:show="new" text:style-name="Internet_20_link" text:visited-style-name="Visited_20_Internet_20_Link"><text:span text:style-name="T193">lexemes</text:span></text:a><text:span text:style-name="T163"> </text:span><text:span text:style-name="T158">used to communicate a message. </text:span></text:p>
      <text:p text:style-name="P35"/>
      <text:p text:style-name="P24"><text:span text:style-name="T104">Low Code: </text:span>So-called low code platforms try to minimize the code a developer has to write. Instead of writing it manually, low code platforms offer visual interfaces to build an app.</text:p>
      <text:p text:style-name="P24"/>
      <text:p text:style-name="P73"><text:span text:style-name="Strong_20_Emphasis"><text:span text:style-name="T190">Memoization</text:span></text:span><text:span text:style-name="T189"> is a specific form of caching used in dynamic programming. </text:span><text:span text:style-name="Strong_20_Emphasis"><text:span text:style-name="T190">Caching</text:span></text:span><text:span text:style-name="T189"> is a way to speed our programs and hold some data in an accessible box for later use. It stores the pre-computed value and returns the value instantaneously if the given input is seen before.</text:span></text:p>
      <text:p text:style-name="P109"><text:line-break/></text:p>
      <text:p text:style-name="P24"/>
      <text:p text:style-name="P29"><text:span text:style-name="T181">MVP:</text:span><text:bookmark text:name="815f"/><text:span text:style-name="T138">MVP should be solving the most important use-cases and solve them well.</text:span></text:p>
      <text:p text:style-name="P135"><text:bookmark text:name="7787"/>Most of the major problems (~80%) should be addressed in MVP (~20%).</text:p>
      <text:p text:style-name="P117"><text:bookmark text:name="490d"/>As the Pareto principle says the majority of results come from the minority of causes, MVP is the cause that covers 80% of the use-cases.</text:p>
      <text:p text:style-name="P26"/>
      <text:p text:style-name="P24"/>
      <text:p text:style-name="P27"><text:span text:style-name="T183">NodeJS: </text:span><text:span text:style-name="T138">NodeJs is a runtime environment for Javascript, an environment to run Javascript and not a programming </text:span><text:soft-page-break/><text:span text:style-name="T138">language. NodeJs is to Javascript on the Server as Browser is to Javascript on the Client.</text:span></text:p>
      <text:p text:style-name="P35"/>
      <text:p text:style-name="P36"><text:span text:style-name="T137">Promises: </text:span><text:span text:style-name="T109">A JavaScript Promise object contains both the producing code and calls to the consuming code:</text:span></text:p>
      <text:p text:style-name="P50"/>
      <text:p text:style-name="P66"><text:a xlink:type="simple" xlink:href="https://javascript.info/promise-basics#consumers-then-catch-finally" text:style-name="Internet_20_link" text:visited-style-name="Visited_20_Internet_20_Link"><text:span text:style-name="T129">Consumers: then, catch, finally</text:span></text:a></text:p>
      <text:p text:style-name="P81"><text:span text:style-name="T126">ORM:</text:span><text:span text:style-name="T124"> </text:span><text:span text:style-name="T120">Object-relational-mapping is the idea of being able to write queries like the one above, as well as much more complicated ones, using the object-oriented paradigm of your preferred programming language.</text:span></text:p>
      <text:p text:style-name="P81"><text:bookmark text:name="739c"/><text:span text:style-name="T127">ORM:</text:span><text:span text:style-name="T125"> </text:span><text:span text:style-name="T120">According to Wikipedia an ORM i</text:span><text:bookmark text:name="rmm33"/><text:bookmark text:name="rmm32"/><text:bookmark text:name="rmm31"/><text:bookmark text:name="rmm30"/><text:bookmark text:name="rmm29"/><text:bookmark text:name="rmm28"/><text:bookmark text:name="rmm27"/><text:bookmark text:name="rmm26"/><text:bookmark text:name="rmm25"/><text:bookmark text:name="rmm24"/><text:bookmark text:name="rmm23"/><text:bookmark text:name="rmm22"/><text:bookmark text:name="rmm21"/><text:bookmark text:name="rmm20"/><text:bookmark text:name="rmm19"/><text:bookmark text:name="rmm18"/><text:bookmark text:name="rmm17"/><text:bookmark text:name="rmm16"/><text:span text:style-name="T120">s defined as a “technique for converting data between incompatible type systems using object-oriented programming languages”. Well, that does not give much detail into what they are capable of. So let us break it down into simpler terms.</text:span></text:p>
      <text:list xml:id="list3544251447" text:style-name="L1">
        <text:list-item>
          <text:p text:style-name="P141"><text:bookmark text:name="bd29"/>An ORM allows us to interact with databases in the language that we prefer to code with.</text:p>
        </text:list-item>
        <text:list-item>
          <text:p text:style-name="P141"><text:bookmark text:name="d12d"/>It can also give you advanced features to help you manage and manipulate the information within your database.</text:p>
        </text:list-item>
        <text:list-item>
          <text:p text:style-name="P141"><text:bookmark text:name="97a0"/>The queries you create with an ORM can also perform better than a manual query written in the native language of the database.</text:p>
        </text:list-item>
      </text:list>
      <text:p text:style-name="P117"><text:bookmark text:name="e708"/>But with all great things, there are always drawbacks that you must consider, such as:</text:p>
      <text:list xml:id="list517937031" text:style-name="L2">
        <text:list-item>
          <text:p text:style-name="P142"><text:bookmark text:name="0c77"/>The initial configuration of an ORM can be difficult.</text:p>
        </text:list-item>
        <text:list-item>
          <text:p text:style-name="P142"><text:bookmark text:name="94d9"/>There is additional learning that must be done to use any specific ORM.</text:p>
        </text:list-item>
        <text:list-item>
          <text:p text:style-name="P142"><text:bookmark text:name="66cd"/>It is also important to know exactly what your code is doing, and an ORM can make the commands it is executing more abstract therefore it can make a developer weaker in that part of the stack.</text:p>
        </text:list-item>
      </text:list>
      <text:p text:style-name="P82"><text:soft-page-break/></text:p>
      <text:p text:style-name="P81"><text:bookmark text:name="48f6"/><text:span text:style-name="T128">ORM:</text:span><text:span text:style-name="T120">ORM (Object-Relational Mapping) is a technique that helps you to query and manipulate data from databases using an object-oriented paradigm. Nowadays developers like to use ORMs due to several reasons like,</text:span></text:p>
      <text:list xml:id="list49682292" text:style-name="L3">
        <text:list-item>
          <text:p text:style-name="P143"><text:bookmark text:name="1cfa"/>Since we have to write a data model only in one place it is easier to update, maintain, and reuse the code.</text:p>
        </text:list-item>
        <text:list-item>
          <text:p text:style-name="P145"><text:bookmark text:name="48a4"/><text:span text:style-name="T20">Forces you to write </text:span><text:a xlink:type="simple" xlink:href="https://en.wikipedia.org/wiki/Model–view–controller" office:target-frame-name="_blank" xlink:show="new" text:style-name="Internet_20_link" text:visited-style-name="Visited_20_Internet_20_Link"><text:span text:style-name="T23">MVC</text:span></text:a><text:span text:style-name="T20"> code, which makes your code cleaner.</text:span></text:p>
        </text:list-item>
        <text:list-item>
          <text:p text:style-name="P143"><text:bookmark text:name="1f53"/>No need for writing SQL queries.</text:p>
        </text:list-item>
        <text:list-item>
          <text:p text:style-name="P143"><text:bookmark text:name="c0b6"/>No need for database-level changes frequently.</text:p>
        </text:list-item>
        <text:list-item>
          <text:p text:style-name="P143"><text:bookmark text:name="69b6"/>Most of the work is automated.</text:p>
        </text:list-item>
      </text:list>
      <text:p text:style-name="P117"><text:bookmark text:name="8000"/>But there are a few disadvantages of ORMs as well.</text:p>
      <text:list xml:id="list695168028" text:style-name="L4">
        <text:list-item>
          <text:p text:style-name="P144"><text:bookmark text:name="2411"/>Performance issue with complex queries.</text:p>
        </text:list-item>
        <text:list-item>
          <text:p text:style-name="P144"><text:bookmark text:name="c2e7"/>Integration and learning.</text:p>
        </text:list-item>
      </text:list>
      <text:p text:style-name="P82"/>
      <text:p text:style-name="P82"/>
      <text:p text:style-name="P97"><text:span text:style-name="T72">Promises:</text:span><text:span text:style-name="T61">The </text:span><text:span text:style-name="Strong_20_Emphasis"><text:span text:style-name="Source_20_Text"><text:span text:style-name="T63">Promise</text:span></text:span></text:span><text:span text:style-name="T64"> </text:span><text:span text:style-name="T61">object represents the eventual completion (or failure) of an asynchronous operation and its resulting value.</text:span></text:p>
      <text:p text:style-name="P83"/>
      <text:p text:style-name="P97"><text:span text:style-name="T72">Promise: </text:span><text:span text:style-name="T62">A </text:span><text:a xlink:type="simple" xlink:href="https://developer.mozilla.org/en-US/docs/Web/JavaScript/Reference/Global_Objects/Promise" text:style-name="Internet_20_link" text:visited-style-name="Visited_20_Internet_20_Link"><text:span text:style-name="Source_20_Text"><text:span text:style-name="T73">Promise</text:span></text:span></text:a><text:span text:style-name="T62"> is an object representing the eventual completion or failure of an asynchronous operation.</text:span><text:span text:style-name="T72"> <text:s/>Essentially, a promise is a returned object to which you attach callbacks, instead of passing callbacks into a function.</text:span></text:p>
      <text:p text:style-name="P83"/>
      <text:p text:style-name="P77"><text:span text:style-name="T121">Promise: </text:span><text:span text:style-name="T122">A promise in JavaScript is an assurance that an asynchronous operation will be completed eventually (either a success or a failure).</text:span></text:p>
      <text:p text:style-name="P78"><text:span text:style-name="T122">P</text:span><text:span text:style-name="T123">romise:</text:span><text:span text:style-name="T120">The Promise object represents the eventual completion (or failure) of an asynchronous operation and its resulting value.</text:span></text:p>
      <text:p text:style-name="P84"><text:soft-page-break/>A promise is an object that can produce a certain value at some point in the future or a reason why it couldn’t produce the value. Promises are used in cases where we can’t predict when the result if any will be returned.</text:p>
      <text:p text:style-name="P85"><text:span text:style-name="T167">Promise:</text:span><text:bookmark text:name="dd05"/><text:span text:style-name="T154">“</text:span><text:span text:style-name="T155">A Promise is an object representing the eventual completion or failure of an asynchronous operation. Essentially, a promise is a returned object to which you attach callbacks, instead of passing callbacks into a function.”</text:span></text:p>
      <text:p text:style-name="P109"><text:line-break/></text:p>
      <text:p text:style-name="P84"/>
      <text:p text:style-name="P86"><text:span text:style-name="T166">Prototype:</text:span><text:bookmark text:name="860e"/><text:span text:style-name="T165">The prototype object is a special type of enumerable object to which additional properties can be attached to it which will be shared across all the instances of its the constructor function.</text:span></text:p>
      <text:p text:style-name="P104"><text:line-break/></text:p>
      <text:p text:style-name="P84"><text:span text:style-name="T152">Psuedo Element:</text:span>A CSS pseudo-element is used to style specified parts of an element.</text:p>
      <text:p text:style-name="P104"><text:line-break/></text:p>
      <text:p text:style-name="P84"><text:span text:style-name="T152">PsuedoClass: </text:span>A pseudo-class is used to define a special state of an element.</text:p>
      <text:p text:style-name="P104"/>
      <text:p text:style-name="P106"><text:span text:style-name="T9"> </text:span><text:span text:style-name="T17">PWA: </text:span><text:span text:style-name="T10">a PWA is a set of good practices, which will make our application “adapt” to the user’s device. This adjustment includes, for example, push notifications, the ability to work offline, etc.</text:span></text:p>
      <text:p text:style-name="P106"><text:span text:style-name="T19">REST: </text:span><text:span text:style-name="T18">REST API is the de facto standard for the Web Application (client) to communicate with Backend Application (server).</text:span><text:line-break/></text:p>
      <text:p text:style-name="P63"><text:bookmark text:name="bd3c"/><text:span text:style-name="T3">Technical Debt: “</text:span><text:span text:style-name="T4">Technical debt (also known as design debt[1] or code debt, but can be also related to other technical endeavors) is a concept in software development that reflects </text:span><text:soft-page-break/><text:span text:style-name="T4">the implied cost of additional rework caused by choosing an easy (limited) solution now instead of using a better approach that would take longer.”</text:span></text:p>
      <text:h text:style-name="P134" text:outline-level="2"><text:span text:style-name="T45">This: </text:span><text:span text:style-name="T44">What is </text:span><text:span text:style-name="T47">this</text:span><text:span text:style-name="T44">?The JavaScript </text:span><text:span text:style-name="Source_20_Text"><text:span text:style-name="T53">this</text:span></text:span><text:span text:style-name="T44"> keyword refers to the object it belongs to.</text:span></text:h>
      <text:p text:style-name="P91"/>
      <text:p text:style-name="P110"><text:span text:style-name="T43">Recursion: </text:span><text:span text:style-name="T42">JavaScript’s routine for handling recursion is known as tail recursion, a stack-based implementation of recursion. This means that, for every recursive call, there is a new frame in the stack.</text:span></text:p>
      <text:p text:style-name="P91"/>
      <text:p text:style-name="P79"><text:span text:style-name="T110">REACT: </text:span><text:span text:style-name="T109">Long story short, React hooks are a means to make not only a React class component, but also a React function component be aware of state. That is it, simply put.</text:span></text:p>
      <text:p text:style-name="P74"><text:span text:style-name="T111">Reducer: </text:span><text:span text:style-name="T145">"The </text:span><text:span text:style-name="Source_20_Text"><text:span text:style-name="Strong_20_Emphasis"><text:span text:style-name="T184">reduce()</text:span></text:span></text:span><text:span text:style-name="T189"> </text:span><text:span text:style-name="T145">method executes a user-supplied “reducer” callback function on each element of the array, passing in the return value from the calculation on the preceding element. The final result of running the reducer across all elements of the array is a single value"</text:span></text:p>
      <text:p text:style-name="P91"/>
      <text:p text:style-name="P72"><text:span text:style-name="T149">Semantic HTML: </text:span>A semantic element clearly describes its meaning to both the browser and the developer.</text:p>
      <text:p text:style-name="P100"><text:span text:style-name="Strong_20_Emphasis"><text:span text:style-name="T85">Schema</text:span></text:span><text:span text:style-name="T85"> (aka: data model) is a metadata describing the data type, formats, and validation rules. Schema can be defined for content body, header, path or query parameters, etc.</text:span></text:p>
      <text:p text:style-name="P107"><text:span text:style-name="T89">Schema:</text:span><text:bookmark text:name="3afc"/><text:span text:style-name="T88">A database schema is an abstract design that represents the storage of your data in a databas</text:span><text:span text:style-name="T89">e</text:span></text:p>
      <text:p text:style-name="P101"><text:span text:style-name="T86">S</text:span><text:span text:style-name="T87">chema:</text:span><text:bookmark text:name="9806"/><text:span text:style-name="T30">A database schema ia </text:span><text:span text:style-name="Strong_20_Emphasis"><text:span text:style-name="T34">blueprint</text:span></text:span><text:span text:style-name="T30"> or </text:span><text:span text:style-name="Strong_20_Emphasis"><text:span text:style-name="T34">architecture</text:span></text:span><text:span text:style-name="T30"> of how our data will look. It doesn’t hold data itself, but instead describes the shape of the data and how it might relate to other tables or models. An entry in our database will be an instance of the database schema. It will contain all of the properties described in the schema.</text:span></text:p>
      <text:p text:style-name="P133"><text:bookmark text:name="7ed4"/><text:soft-page-break/><text:span text:style-name="Emphasis"><text:span text:style-name="T30">Think of a database schema as a type of data structure. It represents the framework and arrangement of the contents of an organization’s data.</text:span></text:span></text:p>
      <text:p text:style-name="P94"/>
      <text:p text:style-name="P95"/>
      <text:p text:style-name="P108"><text:span text:style-name="T50">Scope:</text:span><text:span text:style-name="T49">Scope determines the accessibility (visibility) of variables. <text:s/>JavaScript has 3 types of scop</text:span><text:span text:style-name="T50">e, </text:span><text:span text:style-name="T49">Block scop</text:span><text:span text:style-name="T50">e, </text:span><text:span text:style-name="T49">Function scope <text:s/>Global scope.</text:span></text:p>
      <text:p text:style-name="P92"/>
      <text:p text:style-name="P111"><text:span text:style-name="T52">Seeding: </text:span><text:span text:style-name="T51">Database seeding is the initial seeding of a database with data. Seeding a database is a process in which an initial set of data is provided to a database when it is being installed. It is especially useful when we want to populate the database with data we want to develop in future.</text:span></text:p>
      <text:p text:style-name="P93"/>
      <text:p text:style-name="P93"/>
      <text:p text:style-name="P99"><text:span text:style-name="T46">Stack: </text:span><text:span text:style-name="T84">In software development, a </text:span><text:a xlink:type="simple" xlink:href="https://perfectial.com/blog/technology-stack-dilemma-explained/#:~:text=The%20technology%20stack%20is%20a,below%2C%20thus%20creating%20a%20stack." office:target-frame-name="_blank" xlink:show="new" text:style-name="Internet_20_link" text:visited-style-name="Visited_20_Internet_20_Link"><text:span text:style-name="T48">stack</text:span></text:a><text:span text:style-name="T84"> refers to the technology used to create and power an application end to end. We explain it this way because each app is composed of multiple layers of technology (the stack). Let’s take an example, a server is hosted in the cloud, which powers a web application to respond to web requests and send files back and forth. Essentially a database with an application that can read and utilise the data for the user. Then you might add UI and UX design for a more user-friendly interface. </text:span></text:p>
      <text:p text:style-name="P122"><text:bookmark text:name="cc32"/><text:span text:style-name="T150">Seperation Of Concerns: </text:span>The separation of concerns means that you split your software into modules to deal with single features or behaviors.</text:p>
      <text:p text:style-name="P124"><text:span text:style-name="T94">Software Developement:</text:span>“<text:span text:style-name="T139">Software development is the process of conceiving, specifying, designing, programming, documenting, </text:span><text:soft-page-break/><text:span text:style-name="T139">testing, and bug fixing involved in creating and maintaining applications, frameworks, or other software components.</text:span><text:span text:style-name="T140">(wiki)</text:span><text:span text:style-name="T139">”</text:span></text:p>
      <text:p text:style-name="P123">A Single Page Application (SPA) is a single web page, website, or web application that works within a web browser and loads just a single document. It does not need page reloading during its usage, and most of its content remains the same while only some of it needs updating. When the content needs to be updated, the SPA does it through JavaScript APIs.</text:p>
      <text:p text:style-name="P126"><text:span text:style-name="T185">SPA:</text:span>his way, users can view a website without loading the entire new page and data from the server. As a result, performance increases, and you feel like using a native application. It offers a more dynamic web experience to the users. SPAs help users be in a single, uncomplicated web space in easy, workable, and simple ways.</text:p>
      <text:p text:style-name="P127"><text:span text:style-name="T100">Tact:</text:span><text:span text:style-name="Emphasis"><text:span text:style-name="T164"> </text:span></text:span><text:span text:style-name="T20">Good tact is the ability to deal with others to maintain good relations and avoid offense. To say and do the right things at the right time, to behave in a way that promotes cooperation and reciprocity.</text:span></text:p>
      <text:p text:style-name="P125"/>
      <text:p text:style-name="P121"><text:span text:style-name="T147">The produced code will be of </text:span><text:span text:style-name="Source_20_Text"><text:span text:style-name="T148">high cohesion</text:span></text:span><text:span text:style-name="T147"> and </text:span><text:span text:style-name="Source_20_Text"><text:span text:style-name="T148">low coupling</text:span></text:span><text:span text:style-name="T147">. High cohesion refers to that all code from the same domain is grouped together. Low coupling means that modules are not dependent on each other.</text:span></text:p>
      <text:p text:style-name="P122"><text:bookmark text:name="05b6"/><text:soft-page-break/>Technical debt is the accumulation of extra work generated by making bad choices or taking shortcuts. Imagine building a very high building. If you start with a weak base, the cost of properly rebuilding that base will grow as you keep building higher and higher. At some point, the cost of repair is higher than tearing it down and starting over.</text:p>
      <text:p text:style-name="P118"><text:bookmark text:name="8c84"/><text:span text:style-name="T173">Technical Debt:</text:span>Technical debt will eventually cost a company a lot of money. Now that you know the term and what it is, make sure to spot technical debt in the making and warn your teammates and superiors.</text:p>
      <text:p text:style-name="P118"/>
      <text:p text:style-name="P114"><text:span text:style-name="T98">Technical Debt: Cunningham(invented wiki) quote:</text:span><text:span text:style-name="T141">Shipping first time code is like going into debt. A little debt speeds development so long as it is paid back promptly with a rewrite… The danger occurs when the debt is not repaid. Every minute spent on not-quite-right code counts as interest on that debt. Entire engineering organizations can be brought to a stand-still under the debt load of an unconsolidated implementation, object-oriented or otherwise.</text:span></text:p>
      <text:p text:style-name="P113"><text:span text:style-name="T96">Technical debt: </text:span><text:span text:style-name="T95">The definitions and significance of </text:span><text:a xlink:type="simple" xlink:href="https://blogs.starcio.com/2020/06/5-ways-manage-technical-debt.html" text:style-name="Internet_20_link" text:visited-style-name="Visited_20_Internet_20_Link"><text:span text:style-name="T97">technical debt</text:span></text:a><text:span text:style-name="T95"> vary. On the lower end, it can be a small area of code that requires refactoring, libraries that need upgrading, or unit testing that needs fixing. On the higher end, technical debt includes reengineering complex monolithic applications, porting outdated web service protocols, consolidating multiple platforms to one standard, cleansing </text:span><text:a xlink:type="simple" xlink:href="https://blogs.starcio.com/2020/01/big-data-debt.html" text:style-name="Internet_20_link" text:visited-style-name="Visited_20_Internet_20_Link"><text:span text:style-name="T97">data debt</text:span></text:a><text:span text:style-name="T95"> issues, modernizing infrastructure, introducing observability practices, or automating a backlog of manual test cases. The worst type of technical debt is </text:span><text:a xlink:type="simple" xlink:href="https://blogs.starcio.com/2020/11/how-to-alert-on-technical-debt-legacy.html" text:style-name="Internet_20_link" text:visited-style-name="Visited_20_Internet_20_Link"><text:span text:style-name="T97">burning platforms</text:span></text:a><text:span text:style-name="T95"> with recurring outages and incidents that impact the business.</text:span></text:p>
      <text:section text:style-name="Sect1" text:name="editorialfakesidebardiv">
        <text:p text:style-name="P120"/>
      </text:section>
      <text:p text:style-name="P131"><text:soft-page-break/><text:span text:style-name="T178">Technical Debt:</text:span>My simple definition of technical debt is when technologies running in production require fixing, refactoring, modernizing, upgrading, reengineering, or replacing before or as part of implementing the strategic business requirements.</text:p>
      <text:p text:style-name="P132"><text:bookmark text:name="301d"/>UI or presentation layer. This is the layer with which the user directly interacts. This layer is a user interface, the mechanism for getting input from the user. It may contain controllers and view models, as well as views that make up the user interface (HTML static pages, JavaScript).</text:p>
      <text:p text:style-name="P132"/>
      <text:p text:style-name="P131"/>
      <text:p text:style-name="P115"/>
      <text:p text:style-name="P115"/>
      <text:p text:style-name="P116"><text:span text:style-name="T161">Var:</text:span><text:span text:style-name="T20">is function scoped. </text:span><text:span text:style-name="Source_20_Text"><text:span text:style-name="T38">let</text:span></text:span><text:span text:style-name="T24"> </text:span><text:span text:style-name="T20">is block-scoped - that is, variable accessibility is limited to the closest </text:span><text:span text:style-name="Source_20_Text"><text:span text:style-name="T38">{}</text:span></text:span><text:span text:style-name="T24"> </text:span><text:span text:style-name="T20">pair.</text:span></text:p>
      <text:p text:style-name="P104"><text:line-break/><text:span text:style-name="T118">WebApp:</text:span><text:span text:style-name="T119"> </text:span><text:span text:style-name="T90"> </text:span><text:span text:style-name="T91">a web application (or "web app" for short) is any computer program that performs a specific function by using a web browser as its client. </text:span></text:p>
      <text:p text:style-name="P45"/>
      <text:p text:style-name="P10"><text:span text:style-name="T7">WebStorage: </text:span><text:span text:style-name="T5">With web storage, web applications can store data locally within the user's browser.</text:span></text:p>
      <text:p text:style-name="P119">Before HTML5, application data had to be stored in cookies, included in every server request. Web storage is more secure, and large amounts of data can be stored locally, without affecting website performance.</text:p>
      <text:p text:style-name="P119"><text:soft-page-break/>Unlike cookies, the storage limit is far larger (at least 5MB) and information is never transferred to the server.</text:p>
      <text:p text:style-name="P119">Web storage is per origin (per domain and protocol). All pages, from one origin, can store and access the same data.</text:p>
      <text:p text:style-name="P46"/>
      <text:p text:style-name="P88">The Web Storage API provides mechanisms by which browsers can securely store key/value pairs.</text:p>
      <text:p text:style-name="P112"><text:line-break/></text:p>
      <text:p text:style-name="P46"/>
      <text:p text:style-name="P11"><text:span text:style-name="T8">Web Worker</text:span><text:span text:style-name="T6"> = </text:span><text:span text:style-name="T5">When executing scripts in an HTML page, the page becomes unresponsive until the script is finished.</text:span></text:p>
      <text:p text:style-name="P119">A web worker is a JavaScript that runs in the background, independently of other scripts, without affecting the performance of the page. You can continue to do whatever you want: clicking, selecting things, etc., while the web worker runs in the background.</text:p>
      <text:p text:style-name="P112"><text:line-break/><text:span text:style-name="T105">Queried:to ask a db for specific information.</text:span></text:p>
      <text:p text:style-name="P112"/>
      <text:p text:style-name="P67"><text:span text:style-name="T172">UX: </text:span>The term User Experience refers to how users interact with a product or service. Whenever you login into a website, or play a game on your phone, your interaction with that application is considered user experience.</text:p>
      <text:p text:style-name="P67"/>
      <text:p text:style-name="P67">&lt;a href="https://app.daily.dev/hyperkarma"&gt;&lt;img src="https://api.daily.dev/devcards/f1877f0de3064117a3f2d9a136a98c04.png?r=ybc" width="400" alt="Simon Myers's Dev Card"/&gt;&lt;/a&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ekflare" svg:font-family="Geekflare, sans-serif"/>
    <style:font-face style:name="Lato" svg:font-family="Lato, sans-serif"/>
    <style:font-face style:name="Menlo" svg:font-family="Menlo, Monaco, 'Courier New', Courier, monospace"/>
    <style:font-face style:name="Tahoma" svg:font-family="Tahoma, Arial, Verdana, sans-serif"/>
    <style:font-face style:name="andale mono" svg:font-family="'andale mono', 'lucida console', monospace"/>
    <style:font-face style:name="arial" svg:font-family="arial, sans-serif"/>
    <style:font-face style:name="charter" svg:font-family="charter, Georgia, Cambria, 'Times New Roman', Times, serif"/>
    <style:font-face style:name="fell" svg:font-family="fell, Georgia, Cambria, 'Times New Roman', Times, serif"/>
    <style:font-face style:name="inherit" svg:font-family="inherit"/>
    <style:font-face style:name="museo-sans" svg:font-family="museo-sans, 'Helvetica Neue', Helvetica, Arial, sans-serif, sans-serif"/>
    <style:font-face style:name="system-ui" svg:font-family="system-ui, apple-system, BlinkMacSystemFont, 'Segoe UI', Roboto, Oxygen, Ubuntu, Cantarell, 'Helvetica Neue', Arial, Helvetic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0T16:24:35.252690878</meta:creation-date>
    <meta:editing-duration>P33DT16H1M9S</meta:editing-duration>
    <meta:editing-cycles>78</meta:editing-cycles>
    <meta:generator>LibreOffice/7.1.4.2$Linux_X86_64 LibreOffice_project/10$Build-2</meta:generator>
    <dc:date>2021-11-12T15:11:33.007479533</dc:date>
    <meta:document-statistic meta:table-count="0" meta:image-count="0" meta:object-count="0" meta:page-count="19" meta:paragraph-count="152" meta:word-count="4693" meta:character-count="28958" meta:non-whitespace-character-count="24379"/>
  </office:meta>
</office:document-meta>
</file>